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legreya Sans" svg:font-family="&quot;Alegreya Sans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B9CDE5" fo:border-bottom="thin double #000000" fo:border-left="none" fo:border-right="none" style:vertical-align="middle" fo:background-color="#FFFFFF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B9CDE5" fo:border-bottom="thin double #000000" fo:border-left="none" fo:border-right="none" style:vertical-align="middle" fo:background-color="#FFFFFF"/>
      <style:text-properties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Alegreya Sans" style:font-name-asian="Alegreya Sans" style:font-name-complex="Alegreya Sans"/>
    </style:style>
    <style:style style:name="ce5" style:family="table-cell" style:parent-style-name="Default" style:data-style-name="N0">
      <style:text-properties style:font-name="Alegreya Sans" style:font-name-asian="Alegreya Sans" style:font-name-complex="Alegreya Sans"/>
    </style:style>
    <style:style style:name="ce6" style:family="table-cell" style:parent-style-name="Default" style:data-style-name="N0">
      <style:table-cell-properties fo:border-top="none" fo:border-bottom="none" fo:border-left="thin solid #B9CDE5" fo:border-right="none" fo:background-color="#DCE6F2"/>
      <style:text-properties style:font-name="Alegreya Sans" style:font-name-asian="Alegreya Sans" style:font-name-complex="Alegreya Sans"/>
    </style:style>
    <style:style style:name="ce7" style:family="table-cell" style:parent-style-name="Default" style:data-style-name="N0">
      <style:table-cell-properties fo:background-color="#DCE6F2"/>
      <style:text-properties style:font-name="Alegreya Sans" style:font-name-asian="Alegreya Sans" style:font-name-complex="Alegreya Sans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background-color="#DCE6F2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B9CDE5" fo:background-color="#DCE6F2"/>
      <style:text-properties style:font-name="Alegreya Sans" style:font-name-asian="Alegreya Sans" style:font-name-complex="Alegreya Sans"/>
    </style:style>
    <style:style style:name="ce10" style:family="table-cell" style:parent-style-name="Default" style:data-style-name="N0">
      <style:table-cell-properties fo:border-top="none" fo:border-bottom="none" fo:border-left="thin solid #B9CDE5" fo:border-right="none" style:vertical-align="middle" fo:background-color="#DCE6F2" style:repeat-content="false"/>
      <style:paragraph-properties fo:text-align="center"/>
      <style:text-properties style:font-name="Alegreya Sans" style:font-name-asian="Alegreya Sans" style:font-name-complex="Alegreya Sans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DCE6F2" style:repeat-content="false"/>
      <style:paragraph-properties fo:text-align="end" fo:margin-right="0cm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95B3D7" style:vertical-align="middle" fo:wrap-option="wrap" fo:background-color="#FFFFFF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background-color="#DCE6F2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background-color="#DCE6F2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CE6F2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ext-properties style:font-name="Alegreya Sans" style:font-name-asian="Alegreya Sans" style:font-name-complex="Alegreya Sans"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fo:background-color="#DCE6F2" style:repeat-content="false"/>
      <style:paragraph-properties fo:text-align="center"/>
      <style:text-properties style:font-name="Alegreya Sans" style:font-name-asian="Alegreya Sans" style:font-name-complex="Alegreya Sans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DCE6F2"/>
      <style:text-properties style:font-name="Alegreya Sans" style:font-name-asian="Alegreya Sans" style:font-name-complex="Alegreya Sans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F81BD" style:vertical-align="automatic" fo:background-color="#B9CDE5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F81BD" style:vertical-align="automatic" fo:background-color="#FFFFFF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DCE6F2"/>
      <style:text-properties style:font-name="Alegreya Sans" style:font-name-asian="Alegreya Sans" style:font-name-complex="Alegreya Sans"/>
    </style:style>
    <style:style style:name="ce22" style:family="table-cell" style:parent-style-name="Hiperlink" style:data-style-name="N0">
      <style:table-cell-properties fo:border="thin solid #4F81BD" style:vertical-align="automatic" fo:background-color="#FFFFFF" style:repeat-content="false"/>
      <style:paragraph-properties fo:text-align="center"/>
      <style:text-properties fo:color="#0563C1" style:text-underline-style="solid" style:text-underline-type="single"/>
    </style:style>
    <style:style style:name="ce23" style:family="table-cell" style:parent-style-name="Hiperlink" style:data-style-name="N0">
      <style:table-cell-properties fo:border="thin solid #4F81BD" style:vertical-align="automatic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fo:border-top="none" fo:border-bottom="none" fo:border-left="thin solid #B9CDE5" fo:border-right="none" style:vertical-align="automatic" fo:background-color="#DCE6F2" style:repeat-content="false"/>
      <style:paragraph-properties fo:text-align="start" fo:margin-left="0cm"/>
      <style:text-properties style:font-name="Alegreya Sans" style:font-name-asian="Alegreya Sans" style:font-name-complex="Alegreya Sans"/>
    </style:style>
    <style:style style:name="ce25" style:family="table-cell" style:parent-style-name="Default" style:data-style-name="N0">
      <style:table-cell-properties style:vertical-align="automatic" fo:background-color="#DCE6F2" style:repeat-content="false"/>
      <style:paragraph-properties fo:text-align="start" fo:margin-left="0cm"/>
      <style:text-properties style:font-name="Alegreya Sans" style:font-name-asian="Alegreya Sans" style:font-name-complex="Alegreya San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legreya Sans" style:font-name-asian="Alegreya Sans" style:font-name-complex="Alegreya Sans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legreya Sans" style:font-name-asian="Alegreya Sans" style:font-name-complex="Alegreya Sans"/>
    </style:style>
    <style:style style:name="ce28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#4F81BD" style:repeat-content="false"/>
      <style:paragraph-properties fo:text-align="end" fo:margin-right="0cm"/>
      <style:text-properties fo:color="#FFFFFF" style:font-name="Alegreya Sans" style:font-name-asian="Alegreya Sans" style:font-name-complex="Alegreya Sans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#B8CCE4" style:repeat-content="false"/>
      <style:paragraph-properties fo:text-align="center"/>
      <style:text-properties style:font-name="Alegreya Sans" style:font-name-asian="Alegreya Sans" style:font-name-complex="Alegreya Sans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none" fo:border-right="thin solid #6699FF" fo:background-color="#DCE6F2"/>
      <style:text-properties style:font-name="Alegreya Sans" style:font-name-asian="Alegreya Sans" style:font-name-complex="Alegreya Sans"/>
    </style:style>
    <style:style style:name="ce31" style:family="table-cell" style:parent-style-name="Default" style:data-style-name="N0">
      <style:table-cell-properties fo:border="thin solid #4F81BD" style:vertical-align="automatic" fo:background-color="#FFFFFF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4F81BD" fo:border-bottom="thin solid #6699FF" fo:border-left="none" fo:border-right="thin solid #4F81BD" style:vertical-align="automatic" fo:background-color="#FFFFFF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33" style:family="table-cell" style:parent-style-name="Default" style:data-style-name="N0">
      <style:text-properties style:font-name="Alegreya Sans" style:font-name-asian="Alegreya Sans" style:font-name-complex="Alegreya Sans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6699FF" fo:border-bottom="none" fo:border-left="none" fo:border-right="none" fo:background-color="#DCE6F2"/>
      <style:text-properties style:font-name="Alegreya Sans" style:font-name-asian="Alegreya Sans" style:font-name-complex="Alegreya San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legreya Sans" style:font-name-asian="Alegreya Sans" style:font-name-complex="Alegreya Sans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95B3D7" fo:background-color="#FFFFFF"/>
    </style:style>
    <style:style style:name="ce37" style:family="table-cell" style:parent-style-name="Default" style:data-style-name="N0">
      <style:table-cell-properties fo:border="thin solid #95B3D7" style:vertical-align="middle" fo:wrap-option="wrap" fo:background-color="#FFFFFF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/>
    </style:style>
    <style:style style:name="ce38" style:family="table-cell" style:parent-style-name="Default" style:data-style-name="N36">
      <style:table-cell-properties fo:border="thin solid #95B3D7" style:vertical-align="middle" fo:wrap-option="wrap" fo:background-color="#FFFFFF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95B3D7" style:vertical-align="top" fo:wrap-option="wrap" fo:background-color="#FFFFFF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4F81BD" style:vertical-align="automatic" fo:background-color="#B9CDE5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4F81BD" style:vertical-align="automatic" fo:background-color="#FFFFFF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4F81BD" fo:border-bottom="thin solid #4F81BD" fo:border-left="none" fo:border-right="thin solid #6699FF" style:vertical-align="automatic" fo:background-color="#FFFFFF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4F81BD" fo:border-bottom="thin solid #6699FF" fo:border-left="none" fo:border-right="thin solid #6699FF" style:vertical-align="automatic" fo:background-color="transparent" style:repeat-content="false"/>
      <style:paragraph-properties fo:text-align="start" fo:margin-left="0cm"/>
      <style:text-properties style:font-name="Alegreya Sans" style:font-name-asian="Alegreya Sans" style:font-name-complex="Alegreya Sans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style:vertical-align="middle" fo:background-color="#FFFFFF"/>
      <style:text-properties style:font-name="Alegreya Sans" style:font-name-asian="Alegreya Sans" style:font-name-complex="Alegreya Sans"/>
    </style:style>
    <style:style style:name="ce46" style:family="table-cell" style:parent-style-name="Default" style:data-style-name="N0">
      <style:table-cell-properties style:vertical-align="middle" fo:background-color="#FFFFFF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9BBB59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48" style:family="table-cell" style:parent-style-name="ok" style:data-style-name="N13">
      <style:table-cell-properties fo:border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49" style:family="table-cell" style:parent-style-name="atrazo" style:data-style-name="N13">
      <style:table-cell-properties fo:border="thin solid #9BBB59" style:vertical-align="middle" fo:background-color="#FFCCCC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50" style:family="table-cell" style:parent-style-name="Default" style:data-style-name="N0">
      <style:table-cell-properties style:vertical-align="middle" fo:background-color="#FFFFFF"/>
      <style:text-properties fo:color="#808080" style:font-name="Alegreya Sans" style:font-name-asian="Alegreya Sans" style:font-name-complex="Alegrey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#FFFFFF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#FFFFFF" style:repeat-content="false"/>
      <style:paragraph-properties fo:text-align="justify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54" style:family="table-cell" style:parent-style-name="ok" style:data-style-name="N13">
      <style:table-cell-properties fo:border="none" style:vertical-align="middle" fo:background-color="transparent" style:repeat-content="false"/>
      <style:paragraph-properties fo:text-align="center"/>
      <style:text-properties style:font-name="Alegreya Sans" style:font-name-asian="Alegreya Sans" style:font-name-complex="Alegreya Sans" fo:font-size="14pt" style:font-size-asian="14pt" style:font-size-complex="14pt" fo:font-weight="bold" style:font-weight-asian="bold" style:font-weight-complex="bold"/>
    </style:style>
    <style:style style:name="ce55" style:family="table-cell" style:parent-style-name="ok" style:data-style-name="N13">
      <style:table-cell-properties fo:border="none" style:vertical-align="middle" fo:background-color="#FFFFFF"/>
      <style:text-properties fo:color="#808080" style:font-name="Alegreya Sans" style:font-name-asian="Alegreya Sans" style:font-name-complex="Alegreya Sans" fo:font-size="24pt" style:font-size-asian="24pt" style:font-size-complex="2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/>
      <style:text-properties style:font-name="Alegreya Sans" style:font-name-asian="Alegreya Sans" style:font-name-complex="Alegreya Sans"/>
    </style:style>
    <style:style style:name="ce5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58" style:family="table-cell" style:parent-style-name="ok" style:data-style-name="N13">
      <style:table-cell-properties fo:border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59" style:family="table-cell" style:parent-style-name="ok" style:data-style-name="N13">
      <style:table-cell-properties fo:border="none" style:vertical-align="middle" fo:background-color="#FFFFFF"/>
      <style:text-properties style:font-name="Alegreya Sans" style:font-name-asian="Alegreya Sans" style:font-name-complex="Alegreya Sans"/>
    </style:style>
    <style:style style:name="ce60" style:family="table-cell" style:parent-style-name="Default" style:data-style-name="N36">
      <style:table-cell-properties fo:border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13">
      <style:table-cell-properties fo:border="thin solid #9BBB59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62" style:family="table-cell" style:parent-style-name="Default" style:data-style-name="N0">
      <style:table-cell-properties fo:border="thin solid #9BBB59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63" style:family="table-cell" style:parent-style-name="Default" style:data-style-name="N22">
      <style:table-cell-properties fo:border="thin solid #9BBB59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64" style:family="table-cell" style:parent-style-name="Default" style:data-style-name="N13">
      <style:table-cell-properties fo:border-top="thin solid #9BBB59" fo:border-bottom="thin solid #9BBB59" fo:border-left="thin solid #9BBB59" fo:border-right="none" style:vertical-align="middle" fo:background-color="#FFFFFF"/>
      <style:text-properties style:font-name="Alegreya Sans" style:font-name-asian="Alegreya Sans" style:font-name-complex="Alegreya Sans"/>
    </style:style>
    <style:style style:name="ce65" style:family="table-cell" style:parent-style-name="ok" style:data-style-name="N13">
      <style:table-cell-properties fo:border-top="thin solid #9BBB59" fo:border-bottom="thin solid #9BBB59" fo:border-left="none" fo:border-right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66" style:family="table-cell" style:parent-style-name="Default" style:data-style-name="N0">
      <style:table-cell-properties fo:border="thin solid #9BBB59" style:vertical-align="middle" fo:background-color="#FFFFFF"/>
      <style:text-properties style:font-name="Alegreya Sans" style:font-name-asian="Alegreya Sans" style:font-name-complex="Alegreya Sans"/>
    </style:style>
    <style:style style:name="ce67" style:family="table-cell" style:parent-style-name="atrazo" style:data-style-name="N13">
      <style:table-cell-properties fo:border="thin solid #9BBB59" style:vertical-align="automatic" fo:background-color="#FFCCCC"/>
    </style:style>
    <style:style style:name="ce68" style:family="table-cell" style:parent-style-name="ok" style:data-style-name="N13">
      <style:table-cell-properties fo:border="thin solid #9BBB59" style:vertical-align="automatic" fo:background-color="#EBF1DE"/>
    </style:style>
    <style:style style:name="ce69" style:family="table-cell" style:parent-style-name="Default" style:data-style-name="N0">
      <style:table-cell-properties fo:border-top="thin solid #9BBB59" fo:border-bottom="thin solid #70AD47" fo:border-left="thin solid #70AD47" fo:border-right="thin solid #9BBB59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0" style:family="table-cell" style:parent-style-name="Default" style:data-style-name="N0">
      <style:table-cell-properties fo:border="thin solid #70AD47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1" style:family="table-cell" style:parent-style-name="Default" style:data-style-name="N13">
      <style:table-cell-properties fo:border-top="thin solid #9BBB59" fo:border-bottom="thin solid #9BBB59" fo:border-left="none" fo:border-right="thin solid #9BBB59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72" style:family="table-cell" style:parent-style-name="Default" style:data-style-name="N0">
      <style:table-cell-properties fo:border-top="thin solid #70AD47" fo:border-bottom="thin solid #9BBB59" fo:border-left="thin solid #9BBB59" fo:border-right="thin solid #9BBB59" style:vertical-align="middle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3" style:family="table-cell" style:parent-style-name="Default" style:data-style-name="N0">
      <style:table-cell-properties fo:border-top="thin solid #9BBB59" fo:border-bottom="thin solid #70AD47" fo:border-left="thin solid #9BBB59" fo:border-right="thin solid #9BBB59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4" style:family="table-cell" style:parent-style-name="Default" style:data-style-name="N0">
      <style:table-cell-properties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5" style:family="table-cell" style:parent-style-name="Default" style:data-style-name="N0">
      <style:table-cell-properties fo:border-top="thin solid #70AD47" fo:border-bottom="none" fo:border-left="thin solid #9BBB59" fo:border-right="thin solid #9BBB59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6" style:family="table-cell" style:parent-style-name="Default" style:data-style-name="N0">
      <style:table-cell-properties fo:border-top="thin solid #70AD47" fo:border-bottom="thin solid #70AD47" fo:border-left="thin solid #9BBB59" fo:border-right="thin solid #9BBB59" style:vertical-align="middle" fo:background-color="#FFFFFF" style:repeat-content="false"/>
      <style:paragraph-properties fo:text-align="justify"/>
      <style:text-properties style:font-name="Alegreya Sans" style:font-name-asian="Alegreya Sans" style:font-name-complex="Alegreya Sans"/>
    </style:style>
    <style:style style:name="ce77" style:family="table-cell" style:parent-style-name="Default" style:data-style-name="N0">
      <style:table-cell-properties style:vertical-align="middle" fo:wrap-option="wrap" fo:background-color="#FFFFFF"/>
      <style:text-properties style:font-name="Alegreya Sans" style:font-name-asian="Alegreya Sans" style:font-name-complex="Alegreya Sans"/>
    </style:style>
    <style:style style:name="ce7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79" style:family="table-cell" style:parent-style-name="Default" style:data-style-name="N13">
      <style:table-cell-properties style:vertical-align="middle" fo:background-color="#FFFFFF"/>
      <style:text-properties style:font-name="Alegreya Sans" style:font-name-asian="Alegreya Sans" style:font-name-complex="Alegreya Sans"/>
    </style:style>
    <style:style style:name="ce80" style:family="table-cell" style:parent-style-name="Default" style:data-style-name="N0">
      <style:table-cell-properties fo:background-color="#FFFFFF"/>
    </style:style>
    <style:style style:name="ce81" style:family="table-cell" style:parent-style-name="Default" style:data-style-name="N0">
      <style:table-cell-properties fo:border-top="thin solid #70AD47" fo:border-bottom="thin solid #70AD47" fo:border-left="none" fo:border-right="none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 fo:font-size="22pt" style:font-size-asian="22pt" style:font-size-complex="2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9BBB59" fo:border-left="none" fo:border-right="none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 fo:font-size="16pt" style:font-size-asian="16pt" style:font-size-complex="16pt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9BBB59" style:vertical-align="middle" fo:wrap-option="wrap" fo:background-color="#EBF1DE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9BBB59" style:vertical-align="middle" fo:background-color="#EBF1DE" style:repeat-content="false"/>
      <style:paragraph-properties fo:text-align="justify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9BBB59" style:vertical-align="middle" fo:wrap-option="wrap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87" style:family="table-cell" style:parent-style-name="Default" style:data-style-name="N13">
      <style:table-cell-properties fo:border="thin solid #9BBB59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88" style:family="table-cell" style:parent-style-name="ok" style:data-style-name="N13">
      <style:table-cell-properties fo:border="thin solid #9BBB59" style:vertical-align="middle" fo:background-color="#EBF1DE" style:repeat-content="false"/>
      <style:paragraph-properties fo:text-align="center"/>
      <style:text-properties style:font-name="Alegreya Sans" style:font-name-asian="Alegreya Sans" style:font-name-complex="Alegreya Sans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13">
      <style:table-cell-properties fo:border-top="thin solid #9BBB59" fo:border-bottom="thin solid #9BBB59" fo:border-left="thin solid #9BBB59" fo:border-right="thin solid #70AD47" style:vertical-align="middle" fo:background-color="#FFFFFF" style:repeat-content="false"/>
      <style:paragraph-properties fo:text-align="center"/>
      <style:text-properties style:font-name="Alegreya Sans" style:font-name-asian="Alegreya Sans" style:font-name-complex="Alegreya Sans"/>
    </style:style>
    <style:style style:name="ce90" style:family="table-cell" style:parent-style-name="Default" style:data-style-name="N0">
      <style:table-cell-properties fo:border-top="thin solid #000000" fo:border-bottom="thin double #000000" fo:border-left="none" fo:border-right="none" style:vertical-align="middle" fo:background-color="#FFFFFF"/>
      <style:text-properties fo:color="#808080" fo:font-size="24pt" style:font-size-asian="24pt" style:font-size-complex="2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double #000000" fo:border-left="none" fo:border-right="none" style:vertical-align="middle" fo:background-color="#FFFFFF"/>
      <style:text-properties fo:font-size="24pt" style:font-size-asian="24pt" style:font-size-complex="24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double #000000" fo:border-left="none" fo:border-right="none" style:vertical-align="middle" fo:background-color="#FFFFFF" style:repeat-content="false"/>
      <style:paragraph-properties fo:text-align="center"/>
      <style:text-properties fo:color="#808080" fo:font-size="24pt" style:font-size-asian="24pt" style:font-size-complex="24pt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D9D9D9"/>
    </style:style>
    <style:style style:name="ce94" style:family="table-cell" style:parent-style-name="Default" style:data-style-name="N0">
      <style:table-cell-properties fo:background-color="#D9D9D9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D9D9D9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="thin solid #B2B2B2" fo:background-color="#FFFFFF"/>
    </style:style>
    <style:style style:name="ce97" style:family="table-cell" style:parent-style-name="Default" style:data-style-name="N0">
      <style:table-cell-properties fo:border="thin solid #B2B2B2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8" style:family="table-cell" style:parent-style-name="Default" style:data-style-name="N19">
      <style:table-cell-properties fo:border="thin solid #B2B2B2" style:vertical-align="automatic" fo:background-color="#FFFFFF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="thin solid #B2B2B2" style:vertical-align="automatic" fo:wrap-option="wrap" fo:background-color="#FFFFFF"/>
    </style:style>
    <style:style style:name="T1" style:family="text" style:parent-style-name="Default">
      <style:text-properties fo:color="#000000" style:text-line-through-style="none" style:font-name="Alegreya Sans" style:font-name-asian="Alegreya Sans" style:font-name-complex="Alegreya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5.238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6.87916666666667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06375cm"/>
    </style:style>
    <style:style style:name="co20" style:family="table-column">
      <style:table-column-properties fo:break-before="auto" style:column-width="2.35479166666667cm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2.672291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6.00604166666667cm"/>
    </style:style>
    <style:style style:name="co29" style:family="table-column">
      <style:table-column-properties fo:break-before="auto" style:column-width="5.291666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5.74145833333333cm"/>
    </style:style>
    <style:style style:name="co32" style:family="table-column">
      <style:table-column-properties fo:break-before="auto" style:column-width="2.91041666666667cm"/>
    </style:style>
    <style:style style:name="ro1" style:family="table-row">
      <style:table-row-properties style:row-height="92.1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2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7.9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3.9pt" style:use-optimal-row-height="true" fo:break-before="auto"/>
    </style:style>
    <style:style style:name="ro14" style:family="table-row">
      <style:table-row-properties style:row-height="90pt" style:use-optimal-row-height="false" fo:break-before="auto"/>
    </style:style>
    <style:style style:name="ro1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A FAZER&quot;;&quot;FAZENDO&quot;;&quot;FEITO&quot;)">
          <table:help-message table:display="true"/>
          <table:error-message table:display="true"/>
        </table:content-validation>
        <table:content-validation table:name="val2" table:condition="of:cell-content-is-in-list(&quot;Projeto encerrado com sucesso&quot;;&quot;Projeto encerrado com ressalvas&quot;;&quot;Projeto cancelado&quot;)">
          <table:help-message table:display="true"/>
          <table:error-message table:display="true"/>
        </table:content-validation>
        <table:content-validation table:name="val3" table:condition="of:cell-content-is-in-list(&quot;Em análise&quot;;&quot;Aprovado pelo Pablo&quot;)">
          <table:help-message table:display="true"/>
          <table:error-message table:display="true"/>
        </table:content-validation>
      </table:content-validations>
      <table:table table:name="TAP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5"/>
        <table:table-column table:style-name="co6" table:default-cell-style-name="ce5"/>
        <table:table-column table:style-name="co7" table:default-cell-style-name="ce5" table:visibility="collapse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9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9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9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9" table:default-cell-style-name="ce5"/>
        <table:table-column table:style-name="co1" table:default-cell-style-name="ce5"/>
        <table:table-column table:style-name="co11" table:number-columns-repeated="3" table:default-cell-style-name="ce5"/>
        <table:table-column table:style-name="co11" table:number-columns-repeated="48" table:default-cell-style-name="ce5" table:visibility="collapse"/>
        <table:table-column table:style-name="co12" table:default-cell-style-name="ce5" table:visibility="collapse"/>
        <table:table-column table:style-name="co11" table:number-columns-repeated="48" table:default-cell-style-name="ce5" table:visibility="collapse"/>
        <table:table-column table:style-name="co11" table:number-columns-repeated="869" table:default-cell-style-name="ce5"/>
        <table:table-column table:style-name="co13" table:number-columns-repeated="15358" table:default-cell-style-name="ce1"/>
        <table:table-column table:style-name="co13" table:number-columns-repeated="2" table:default-cell-style-name="ce5"/>
        <table:table-row table:style-name="ro1">
          <table:table-cell table:style-name="ce2"/>
          <table:table-cell office:value-type="string" table:style-name="ce3">
            <text:p>TERMO DE ABERTURA DO PROJETO (TAP)</text:p>
          </table:table-cell>
          <table:table-cell table:style-name="ce3"/>
          <table:table-cell table:number-columns-repeated="3" table:style-name="ce2"/>
          <table:table-cell table:number-columns-repeated="159" table:style-name="ce4"/>
          <table:table-cell table:number-columns-repeated="16219"/>
        </table:table-row>
        <table:table-row table:style-name="ro2">
          <table:table-cell table:style-name="ce6"/>
          <table:table-cell table:number-columns-repeated="3" table:style-name="ce7"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1">
            <text:p>Título do projeto</text:p>
          </table:table-cell>
          <table:table-cell office:value-type="string" table:number-columns-spanned="2" table:number-rows-spanned="1" table:style-name="ce36">
            <text:p>Bora Comer?</text:p>
          </table:table-cell>
          <table:covered-table-cell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1">
            <text:p>Líder do projeto</text:p>
          </table:table-cell>
          <table:table-cell office:value-type="string" table:number-columns-spanned="2" table:number-rows-spanned="1" table:style-name="ce36">
            <text:p>Isaac Teixeira de Souza</text:p>
          </table:table-cell>
          <table:covered-table-cell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1">
            <text:p>Período do projeto</text:p>
          </table:table-cell>
          <table:table-cell office:value-type="date" office:date-value="2016-09-12T00:00:00" table:style-name="ce12">
            <text:p>set/16</text:p>
          </table:table-cell>
          <table:table-cell office:value-type="date" office:date-value="2016-12-07T00:00:00" table:style-name="ce12">
            <text:p>dez/16</text:p>
          </table:table-cell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table:number-columns-repeated="3" table:style-name="ce7"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table:number-columns-repeated="2" table:style-name="ce13"/>
          <table:table-cell table:style-name="ce7"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4">
            <text:p>1. Objetivo do Projeto</text:p>
          </table:table-cell>
          <table:table-cell table:number-columns-repeated="2" table:style-name="ce14"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4">
          <table:table-cell table:style-name="ce10"/>
          <table:table-cell office:value-type="string" table:number-columns-spanned="4" table:number-rows-spanned="1" table:style-name="ce37">
            <text:p>Desenvolver uma rede social que possibilite pessoas encontrarem acompanhantes para refeições de uma forma geral.</text:p>
          </table:table-cell>
          <table:covered-table-cell table:number-columns-repeated="3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table:number-columns-repeated="3" table:style-name="ce13"/>
          <table:table-cell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5">
            <text:p>2. Resultados do Projeto (Visão de Negócio)</text:p>
          </table:table-cell>
          <table:table-cell table:number-columns-repeated="2" table:style-name="ce15"/>
          <table:table-cell table:style-name="ce7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5">
          <table:table-cell table:style-name="ce10"/>
          <table:table-cell office:value-type="string" table:number-columns-spanned="4" table:number-rows-spanned="1" table:style-name="ce38">
            <text:p>Espera-se que o sistema ajude as pessoas a terem uma vida mais sociavel.</text:p>
          </table:table-cell>
          <table:covered-table-cell table:number-columns-repeated="3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table:number-columns-repeated="4" table:style-name="ce8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3">
          <table:table-cell table:style-name="ce10"/>
          <table:table-cell office:value-type="string" table:style-name="ce15">
            <text:p>3. Escopo e Não Escopo do Projeto</text:p>
          </table:table-cell>
          <table:table-cell table:number-columns-repeated="2" table:style-name="ce15"/>
          <table:table-cell table:style-name="ce7"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5">
          <table:table-cell table:style-name="ce10"/>
          <table:table-cell office:value-type="string" table:number-columns-spanned="2" table:number-rows-spanned="1" table:style-name="ce39">
            <text:p><text:span text:style-name="T2">Escopo</text:span><text:span text:style-name="T2"/></text:p>
            <text:p>- Apresentar o sistema em APISII</text:p>
            <text:p>- Implementar as funcionalidades do sistema</text:p>
            <text:p>- Testar as funcionalidades do sistema</text:p>
            <text:p>- Realizar treinamentos com os usuários do sistema</text:p>
            <text:p>- Prover um manual de usuário</text:p>
          </table:table-cell>
          <table:covered-table-cell/>
          <table:table-cell office:value-type="string" table:number-columns-spanned="2" table:number-rows-spanned="1" table:style-name="ce39">
            <text:p><text:span text:style-name="T2">Não-Escopo</text:span><text:span text:style-name="T2"/></text:p>
            <text:p>-</text:p>
          </table:table-cell>
          <table:covered-table-cell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5">
          <table:table-cell table:style-name="ce10"/>
          <table:table-cell office:value-type="string" table:number-columns-spanned="2" table:number-rows-spanned="1" table:style-name="ce39">
            <text:p>Criar aplicação web</text:p>
          </table:table-cell>
          <table:covered-table-cell/>
          <table:table-cell office:value-type="string" table:number-columns-spanned="2" table:number-rows-spanned="1" table:style-name="ce39">
            <text:p>Criar dominio</text:p>
          </table:table-cell>
          <table:covered-table-cell/>
          <table:table-cell table:style-name="ce9"/>
          <table:table-cell table:number-columns-repeated="159" table:style-name="ce4"/>
          <table:table-cell table:number-columns-repeated="16219"/>
        </table:table-row>
        <table:table-row table:style-name="ro5">
          <table:table-cell table:style-name="ce10"/>
          <table:table-cell office:value-type="string" table:number-columns-spanned="2" table:number-rows-spanned="1" table:style-name="ce39">
            <text:p>Criar aplicação mobile</text:p>
          </table:table-cell>
          <table:covered-table-cell/>
          <table:table-cell table:number-columns-spanned="2" table:number-rows-spanned="1" table:style-name="ce36"/>
          <table:covered-table-cell/>
          <table:table-cell table:style-name="ce9"/>
          <table:table-cell table:style-name="ce16"/>
          <table:table-cell table:number-columns-repeated="158" table:style-name="ce4"/>
          <table:table-cell table:number-columns-repeated="16217"/>
          <table:table-cell table:number-columns-repeated="2" table:style-name="ce5"/>
        </table:table-row>
        <table:table-row table:style-name="ro5">
          <table:table-cell table:style-name="ce10"/>
          <table:table-cell office:value-type="string" table:number-columns-spanned="2" table:number-rows-spanned="1" table:style-name="ce39">
            <text:p>Criar banco de dados</text:p>
          </table:table-cell>
          <table:covered-table-cell/>
          <table:table-cell table:number-columns-spanned="2" table:number-rows-spanned="1" table:style-name="ce36"/>
          <table:covered-table-cell/>
          <table:table-cell table:style-name="ce9"/>
          <table:table-cell table:number-columns-repeated="157" table:style-name="ce4"/>
          <table:table-cell table:number-columns-repeated="861" table:style-name="ce5"/>
          <table:table-cell table:number-columns-repeated="15358"/>
          <table:table-cell table:number-columns-repeated="2" table:style-name="ce5"/>
        </table:table-row>
        <table:table-row table:style-name="ro5">
          <table:table-cell table:style-name="ce10"/>
          <table:table-cell office:value-type="string" table:number-columns-spanned="2" table:number-rows-spanned="1" table:style-name="ce39">
            <text:p>Apresentar Aplicações</text:p>
          </table:table-cell>
          <table:covered-table-cell/>
          <table:table-cell table:number-columns-spanned="2" table:number-rows-spanned="1" table:style-name="ce36"/>
          <table:covered-table-cell/>
          <table:table-cell table:style-name="ce9"/>
          <table:table-cell table:number-columns-repeated="157" table:style-name="ce4"/>
          <table:table-cell table:number-columns-repeated="861" table:style-name="ce5"/>
          <table:table-cell table:number-columns-repeated="15358"/>
          <table:table-cell table:number-columns-repeated="2" table:style-name="ce5"/>
        </table:table-row>
        <table:table-row table:style-name="ro5">
          <table:table-cell table:style-name="ce10"/>
          <table:table-cell table:number-columns-repeated="4" table:style-name="ce17"/>
          <table:table-cell table:style-name="ce9"/>
          <table:table-cell office:value-type="string" table:style-name="ce16">
            <text:p>PLENO</text:p>
          </table:table-cell>
          <table:table-cell table:style-name="ce4"/>
          <table:table-cell table:number-columns-repeated="8" table:style-name="ce1"/>
          <table:table-cell table:number-columns-repeated="149" table:style-name="ce4"/>
          <table:table-cell table:number-columns-repeated="16217"/>
          <table:table-cell table:number-columns-repeated="2" table:style-name="ce5"/>
        </table:table-row>
        <table:table-row table:style-name="ro3">
          <table:table-cell table:style-name="ce6"/>
          <table:table-cell office:value-type="string" table:style-name="ce14">
            <text:p>4. Identificação das Partes Interessadas</text:p>
          </table:table-cell>
          <table:table-cell table:number-columns-repeated="3" table:style-name="ce18"/>
          <table:table-cell table:style-name="ce9"/>
          <table:table-cell table:number-columns-repeated="3" table:style-name="ce5"/>
          <table:table-cell table:number-columns-repeated="7" table:style-name="ce1"/>
          <table:table-cell table:number-columns-repeated="1008" table:style-name="ce5"/>
          <table:table-cell table:number-columns-repeated="15358"/>
          <table:table-cell table:number-columns-repeated="2" table:style-name="ce5"/>
        </table:table-row>
        <table:table-row table:style-name="ro3">
          <table:table-cell table:style-name="ce6"/>
          <table:table-cell office:value-type="string" table:style-name="ce19">
            <text:p>NOME</text:p>
          </table:table-cell>
          <table:table-cell office:value-type="string" table:style-name="ce19">
            <text:p>SETOR</text:p>
          </table:table-cell>
          <table:table-cell office:value-type="string" table:style-name="ce19">
            <text:p>E-MAIL</text:p>
          </table:table-cell>
          <table:table-cell office:value-type="string" table:style-name="ce19">
            <text:p>COMPROMETIMENTO</text:p>
          </table:table-cell>
          <table:table-cell table:style-name="ce9"/>
          <table:table-cell table:number-columns-repeated="1018" table:style-name="ce5"/>
          <table:table-cell table:number-columns-repeated="15358"/>
          <table:table-cell table:number-columns-repeated="2" table:style-name="ce5"/>
        </table:table-row>
        <table:table-row table:style-name="ro3">
          <table:table-cell table:style-name="ce6"/>
          <table:table-cell office:value-type="string" table:style-name="ce20">
            <text:p>Pablo Diego Alencar Cardoso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<text:a xlink:href="mailto:pablodcardoso@gmail.com">pablodcardoso@gmail.com</text:a></text:p>
          </table:table-cell>
          <table:table-cell office:value-type="string" table:style-name="ce20">
            <text:p>BAIXO</text:p>
          </table:table-cell>
          <table:table-cell table:style-name="ce9"/>
          <table:table-cell office:value-type="string" table:style-name="ce16">
            <text:p>EXTREMAMENTE GRAVE</text:p>
          </table:table-cell>
          <table:table-cell table:number-columns-repeated="1017" table:style-name="ce5"/>
          <table:table-cell table:number-columns-repeated="15358"/>
          <table:table-cell table:number-columns-repeated="2" table:style-name="ce5"/>
        </table:table-row>
        <table:table-row table:style-name="ro5">
          <table:table-cell table:style-name="ce6"/>
          <table:table-cell table:number-columns-repeated="5" table:style-name="ce21"/>
          <table:table-cell office:value-type="string" table:style-name="ce16">
            <text:p>MUITO GRAVE</text:p>
          </table:table-cell>
          <table:table-cell table:number-columns-repeated="1017" table:style-name="ce5"/>
          <table:table-cell table:number-columns-repeated="15358"/>
          <table:table-cell table:number-columns-repeated="2" table:style-name="ce5"/>
        </table:table-row>
        <table:table-row table:style-name="ro3">
          <table:table-cell table:style-name="ce6"/>
          <table:table-cell office:value-type="string" table:style-name="ce14">
            <text:p>5. Identificação da Equipe do Projeto</text:p>
          </table:table-cell>
          <table:table-cell table:number-columns-repeated="3" table:style-name="ce18"/>
          <table:table-cell table:style-name="ce21"/>
          <table:table-cell office:value-type="string" table:style-name="ce16">
            <text:p>GRAVE</text:p>
          </table:table-cell>
          <table:table-cell table:number-columns-repeated="1017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6"/>
          <table:table-cell office:value-type="string" table:style-name="ce19">
            <text:p>INTEGRANTE DO PROJETO</text:p>
          </table:table-cell>
          <table:table-cell office:value-type="string" table:style-name="ce19">
            <text:p>SETOR</text:p>
          </table:table-cell>
          <table:table-cell office:value-type="string" table:style-name="ce19">
            <text:p>PAPEL</text:p>
          </table:table-cell>
          <table:table-cell office:value-type="string" table:style-name="ce19">
            <text:p>E-MAIL</text:p>
          </table:table-cell>
          <table:table-cell table:style-name="ce21"/>
          <table:table-cell table:style-name="ce16"/>
          <table:table-cell table:number-columns-repeated="1017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6"/>
          <table:table-cell office:value-type="string" table:style-name="ce20">
            <text:p>Isaac Teixeira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Líder do Projeto</text:p>
          </table:table-cell>
          <table:table-cell office:value-type="string" table:style-name="ce22">
            <text:p><text:a xlink:href="mailto:isaacteixeiraa@gmail.com">isaacteixeiraa@gmail.com</text:a></text:p>
          </table:table-cell>
          <table:table-cell table:style-name="ce21"/>
          <table:table-cell office:value-type="string" table:style-name="ce16">
            <text:p>POUCO GRAVE</text:p>
          </table:table-cell>
          <table:table-cell table:number-columns-repeated="2" table:style-name="ce5"/>
          <table:table-cell table:number-columns-repeated="5" table:style-name="ce1"/>
          <table:table-cell table:number-columns-repeated="1010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6"/>
          <table:table-cell office:value-type="string" table:style-name="ce20">
            <text:p>Ivina Santos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Técnico</text:p>
          </table:table-cell>
          <table:table-cell office:value-type="string" table:style-name="ce22">
            <text:p><text:a xlink:href="mailto:ivina.p.santos@gmail.com">ivina.p.santos@gmail.com</text:a></text:p>
          </table:table-cell>
          <table:table-cell table:style-name="ce21"/>
          <table:table-cell office:value-type="string" table:style-name="ce16">
            <text:p>PRECISA DE AÇÃO IMEDIATA</text:p>
          </table:table-cell>
          <table:table-cell table:number-columns-repeated="2" table:style-name="ce5"/>
          <table:table-cell table:number-columns-repeated="5" table:style-name="ce1"/>
          <table:table-cell table:number-columns-repeated="1010" table:style-name="ce5"/>
          <table:table-cell table:number-columns-repeated="15358"/>
          <table:table-cell table:number-columns-repeated="2" table:style-name="ce1"/>
        </table:table-row>
        <table:table-row table:style-name="ro6" table:visibility="collapse">
          <table:table-cell table:style-name="ce6"/>
          <table:table-cell office:value-type="string" table:style-name="ce20">
            <text:p>Valéria Brito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Técnico</text:p>
          </table:table-cell>
          <table:table-cell office:value-type="string" table:style-name="ce23">
            <text:p><text:a xlink:href="mailto:valeriiabrito@gmail.com">valeriiabrito@gmail.com</text:a></text:p>
          </table:table-cell>
          <table:table-cell table:style-name="ce21"/>
          <table:table-cell office:value-type="string" table:style-name="ce16">
            <text:p>NÃO IRÁ MUDAR</text:p>
          </table:table-cell>
          <table:table-cell table:number-columns-repeated="2" table:style-name="ce5"/>
          <table:table-cell table:number-columns-repeated="5" table:style-name="ce1"/>
          <table:table-cell table:number-columns-repeated="1010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18"/>
          <table:table-cell office:value-type="string" table:style-name="ce20">
            <text:p>Thiago Brasil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Técnico</text:p>
          </table:table-cell>
          <table:table-cell office:value-type="string" table:style-name="ce23">
            <text:p><text:a xlink:href="mailto:trbrasil.ce@gmail.com">trbrasil.ce@gmail.com</text:a></text:p>
          </table:table-cell>
          <table:table-cell table:style-name="ce21"/>
          <table:table-cell table:number-columns-repeated="1018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18"/>
          <table:table-cell office:value-type="string" table:style-name="ce20">
            <text:p>Valéria Brito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Técnico</text:p>
          </table:table-cell>
          <table:table-cell office:value-type="string" table:style-name="ce23">
            <text:p><text:a xlink:href="mailto:valeriiabrito@gmail.com">valeriiabrito@gmail.com</text:a></text:p>
          </table:table-cell>
          <table:table-cell table:style-name="ce21"/>
          <table:table-cell table:number-columns-repeated="1018" table:style-name="ce5"/>
          <table:table-cell table:number-columns-repeated="15358"/>
          <table:table-cell table:number-columns-repeated="2" table:style-name="ce1"/>
        </table:table-row>
        <table:table-row table:style-name="ro3">
          <table:table-cell table:style-name="ce6"/>
          <table:table-cell office:value-type="string" table:style-name="ce20">
            <text:p>Hugo Franklin</text:p>
          </table:table-cell>
          <table:table-cell office:value-type="string" table:style-name="ce20">
            <text:p>TI</text:p>
          </table:table-cell>
          <table:table-cell office:value-type="string" table:style-name="ce20">
            <text:p>Técnico</text:p>
          </table:table-cell>
          <table:table-cell office:value-type="string" table:style-name="ce23">
            <text:p><text:a xlink:href="mailto:hugoquadro@gmail.com">hugoquadro@gmail.com</text:a></text:p>
          </table:table-cell>
          <table:table-cell table:style-name="ce21"/>
          <table:table-cell office:value-type="string" table:style-name="ce16">
            <text:p>IMPROVÁVEL</text:p>
          </table:table-cell>
          <table:table-cell table:number-columns-repeated="1017" table:style-name="ce5"/>
          <table:table-cell table:number-columns-repeated="15358"/>
          <table:table-cell table:number-columns-repeated="2" table:style-name="ce1"/>
        </table:table-row>
        <table:table-row table:style-name="ro7">
          <table:table-cell table:style-name="ce24"/>
          <table:table-cell table:number-columns-repeated="4" table:style-name="ce21"/>
          <table:table-cell table:style-name="ce25"/>
          <table:table-cell table:style-name="ce26"/>
          <table:table-cell table:number-columns-repeated="16375" table:style-name="ce27"/>
          <table:table-cell table:number-columns-repeated="2" table:style-name="ce27"/>
        </table:table-row>
        <table:table-row table:style-name="ro7">
          <table:table-cell table:style-name="ce24"/>
          <table:table-cell office:value-type="string" table:style-name="ce28">
            <text:p>GESTOR (LÍDER) DO PROJETO</text:p>
          </table:table-cell>
          <table:table-cell table:number-columns-repeated="3" table:style-name="ce29"/>
          <table:table-cell table:style-name="ce25"/>
          <table:table-cell table:style-name="ce26"/>
          <table:table-cell table:number-columns-repeated="16375" table:style-name="ce27"/>
          <table:table-cell table:number-columns-repeated="2" table:style-name="ce27"/>
        </table:table-row>
        <table:table-row table:style-name="ro3">
          <table:table-cell table:style-name="ce25"/>
          <table:table-cell office:value-type="string" table:style-name="ce14">
            <text:p>6. Riscos</text:p>
          </table:table-cell>
          <table:table-cell table:number-columns-repeated="3" table:style-name="ce18"/>
          <table:table-cell table:style-name="ce25"/>
          <table:table-cell table:style-name="ce26"/>
          <table:table-cell table:number-columns-repeated="16375" table:style-name="ce27"/>
          <table:table-cell table:number-columns-repeated="2" table:style-name="ce27"/>
        </table:table-row>
        <table:table-row table:style-name="ro3">
          <table:table-cell table:style-name="ce30"/>
          <table:table-cell office:value-type="string" table:number-columns-spanned="2" table:number-rows-spanned="1" table:style-name="ce40">
            <text:p>DESCRIÇÃO DO RISCO</text:p>
          </table:table-cell>
          <table:covered-table-cell/>
          <table:table-cell office:value-type="string" table:style-name="ce19">
            <text:p>PROBABILIDADE</text:p>
          </table:table-cell>
          <table:table-cell office:value-type="string" table:style-name="ce19">
            <text:p>IMPACTO</text:p>
          </table:table-cell>
          <table:table-cell table:style-name="ce21"/>
          <table:table-cell office:value-type="string" table:style-name="ce21">
            <text:p>MODERADO</text:p>
          </table:table-cell>
          <table:table-cell table:number-columns-repeated="16375"/>
          <table:table-cell table:number-columns-repeated="2" table:style-name="ce1"/>
        </table:table-row>
        <table:table-row table:style-name="ro3">
          <table:table-cell table:style-name="ce30"/>
          <table:table-cell office:value-type="string" table:number-columns-spanned="2" table:number-rows-spanned="1" table:style-name="ce41">
            <text:p>Indisponibilidade de algum membro da equipe</text:p>
          </table:table-cell>
          <table:covered-table-cell/>
          <table:table-cell office:value-type="string" table:style-name="ce31">
            <text:p>MÉDIA</text:p>
          </table:table-cell>
          <table:table-cell office:value-type="string" table:style-name="ce31">
            <text:p>ALTO</text:p>
          </table:table-cell>
          <table:table-cell table:style-name="ce21"/>
          <table:table-cell office:value-type="string" table:style-name="ce21">
            <text:p>BAIXO</text:p>
          </table:table-cell>
          <table:table-cell table:number-columns-repeated="16375"/>
          <table:table-cell table:number-columns-repeated="2" table:style-name="ce1"/>
        </table:table-row>
        <table:table-row table:style-name="ro3">
          <table:table-cell table:style-name="ce21"/>
          <table:table-cell office:value-type="string" table:number-columns-spanned="2" table:number-rows-spanned="1" table:style-name="ce41">
            <text:p>Falta de esforço de algum membro da equipe</text:p>
          </table:table-cell>
          <table:covered-table-cell/>
          <table:table-cell office:value-type="string" table:style-name="ce31">
            <text:p>BAIXA</text:p>
          </table:table-cell>
          <table:table-cell office:value-type="string" table:style-name="ce31">
            <text:p>ALTO</text:p>
          </table:table-cell>
          <table:table-cell table:number-columns-repeated="2" table:style-name="ce21"/>
          <table:table-cell table:number-columns-repeated="16375"/>
          <table:table-cell table:number-columns-repeated="2" table:style-name="ce1"/>
        </table:table-row>
        <table:table-row table:style-name="ro3">
          <table:table-cell table:style-name="ce5"/>
          <table:table-cell office:value-type="string" table:number-columns-spanned="2" table:number-rows-spanned="1" table:style-name="ce41">
            <text:p>Mudança de membros da Equipe</text:p>
          </table:table-cell>
          <table:covered-table-cell/>
          <table:table-cell office:value-type="string" table:style-name="ce31">
            <text:p>BAIXA</text:p>
          </table:table-cell>
          <table:table-cell office:value-type="string" table:style-name="ce31">
            <text:p>ALTO</text:p>
          </table:table-cell>
          <table:table-cell table:number-columns-repeated="1019" table:style-name="ce5"/>
          <table:table-cell table:number-columns-repeated="15358"/>
          <table:table-cell table:number-columns-repeated="2" table:style-name="ce5"/>
        </table:table-row>
        <table:table-row table:style-name="ro3">
          <table:table-cell table:style-name="ce5"/>
          <table:table-cell office:value-type="string" table:number-columns-spanned="2" table:number-rows-spanned="1" table:style-name="ce42">
            <text:p>Tempo de desenvolvimento curto</text:p>
          </table:table-cell>
          <table:covered-table-cell/>
          <table:table-cell office:value-type="string" table:style-name="ce32">
            <text:p>MÉDIA</text:p>
          </table:table-cell>
          <table:table-cell office:value-type="string" table:style-name="ce31">
            <text:p>ALTO</text:p>
          </table:table-cell>
          <table:table-cell table:number-columns-repeated="1019" table:style-name="ce5"/>
          <table:table-cell table:number-columns-repeated="15358"/>
          <table:table-cell table:number-columns-repeated="2" table:style-name="ce5"/>
        </table:table-row>
        <table:table-row table:style-name="ro3">
          <table:table-cell table:style-name="ce5"/>
          <table:table-cell office:value-type="string" table:number-columns-spanned="2" table:number-rows-spanned="1" table:style-name="ce43">
            <text:p>Falta de recurso necessário</text:p>
          </table:table-cell>
          <table:covered-table-cell/>
          <table:table-cell office:value-type="string" table:style-name="ce33">
            <text:p>BAIXA</text:p>
          </table:table-cell>
          <table:table-cell office:value-type="string" table:style-name="ce31">
            <text:p>ALTO</text:p>
          </table:table-cell>
          <table:table-cell table:number-columns-repeated="1019" table:style-name="ce5"/>
          <table:table-cell table:number-columns-repeated="15358"/>
          <table:table-cell table:number-columns-repeated="2" table:style-name="ce5"/>
        </table:table-row>
        <table:table-row table:style-name="ro5">
          <table:table-cell table:style-name="ce5"/>
          <table:table-cell table:number-columns-repeated="2" table:style-name="ce21"/>
          <table:table-cell table:style-name="ce34"/>
          <table:table-cell table:style-name="ce21"/>
          <table:table-cell table:number-columns-repeated="1019" table:style-name="ce5"/>
          <table:table-cell table:number-columns-repeated="15358"/>
          <table:table-cell table:number-columns-repeated="2" table:style-name="ce5"/>
        </table:table-row>
        <table:table-row table:number-rows-repeated="2" table:style-name="ro5">
          <table:table-cell table:style-name="ce5"/>
          <table:table-cell table:number-columns-repeated="4" table:style-name="ce21"/>
          <table:table-cell table:number-columns-repeated="1019" table:style-name="ce5"/>
          <table:table-cell table:number-columns-repeated="15358"/>
          <table:table-cell table:number-columns-repeated="2" table:style-name="ce5"/>
        </table:table-row>
        <table:table-row table:number-rows-repeated="1048532" table:style-name="ro5">
          <table:table-cell table:number-columns-repeated="16384"/>
        </table:table-row>
      </table:table>
      <table:table table:name="EAP" table:style-name="ta2">
        <table:table-column table:style-name="co9" table:default-cell-style-name="ce45"/>
        <table:table-column table:style-name="co14" table:default-cell-style-name="ce77"/>
        <table:table-column table:style-name="co15" table:default-cell-style-name="ce78"/>
        <table:table-column table:style-name="co16" table:default-cell-style-name="ce74"/>
        <table:table-column table:style-name="co17" table:default-cell-style-name="ce78"/>
        <table:table-column table:style-name="co18" table:default-cell-style-name="ce78"/>
        <table:table-column table:style-name="co19" table:default-cell-style-name="ce45"/>
        <table:table-column table:style-name="co20" table:default-cell-style-name="ce45"/>
        <table:table-column table:style-name="co21" table:default-cell-style-name="ce59"/>
        <table:table-column table:style-name="co1" table:default-cell-style-name="ce59"/>
        <table:table-column table:style-name="co15" table:number-columns-repeated="3" table:default-cell-style-name="ce45"/>
        <table:table-column table:style-name="co22" table:number-columns-repeated="3" table:default-cell-style-name="ce45"/>
        <table:table-column table:style-name="co23" table:number-columns-repeated="3" table:default-cell-style-name="ce45" table:visibility="collapse"/>
        <table:table-column table:style-name="co24" table:number-columns-repeated="4" table:default-cell-style-name="ce45" table:visibility="collapse"/>
        <table:table-column table:style-name="co25" table:number-columns-repeated="3" table:default-cell-style-name="ce45" table:visibility="collapse"/>
        <table:table-column table:style-name="co7" table:number-columns-repeated="3" table:default-cell-style-name="ce45" table:visibility="collapse"/>
        <table:table-column table:style-name="co26" table:number-columns-repeated="3" table:default-cell-style-name="ce45" table:visibility="collapse"/>
        <table:table-column table:style-name="co12" table:number-columns-repeated="990" table:default-cell-style-name="ce45"/>
        <table:table-column table:style-name="co12" table:number-columns-repeated="2" table:default-cell-style-name="ce1"/>
        <table:table-column table:style-name="co13" table:number-columns-repeated="15360" table:default-cell-style-name="ce1"/>
        <table:table-row table:style-name="ro8">
          <table:table-cell table:number-columns-spanned="1" table:number-rows-spanned="7" table:style-name="ce80"/>
          <table:table-cell office:value-type="string" table:number-columns-spanned="6" table:number-rows-spanned="7" table:style-name="ce81">
            <text:p>ESTRUTURA ANALÍTICA DO PROJETO (EAP)</text:p>
          </table:table-cell>
          <table:covered-table-cell table:number-columns-repeated="5"/>
          <table:table-cell table:number-columns-repeated="2" table:style-name="ce45"/>
          <table:table-cell table:number-columns-spanned="1" table:number-rows-spanned="7" table:style-name="ce80"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8">
          <table:covered-table-cell/>
          <table:covered-table-cell/>
          <table:covered-table-cell table:number-columns-repeated="5"/>
          <table:table-cell table:style-name="ce45"/>
          <table:table-cell office:value-type="string" table:number-columns-spanned="1" table:number-rows-spanned="2" table:style-name="ce82">
            <text:p>Legenda</text:p>
          </table:table-cell>
          <table:covered-table-cell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8">
          <table:covered-table-cell/>
          <table:covered-table-cell/>
          <table:covered-table-cell table:number-columns-repeated="5"/>
          <table:table-cell table:style-name="ce45"/>
          <table:covered-table-cell/>
          <table:covered-table-cell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8">
          <table:covered-table-cell/>
          <table:covered-table-cell/>
          <table:covered-table-cell table:number-columns-repeated="5"/>
          <table:table-cell table:style-name="ce45"/>
          <table:table-cell office:value-type="string" table:style-name="ce47">
            <text:p>Pode alterar</text:p>
          </table:table-cell>
          <table:covered-table-cell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8">
          <table:covered-table-cell/>
          <table:covered-table-cell/>
          <table:covered-table-cell table:number-columns-repeated="5"/>
          <table:table-cell table:style-name="ce45"/>
          <table:table-cell office:value-type="string" table:style-name="ce48">
            <text:p>Fórmulas</text:p>
          </table:table-cell>
          <table:covered-table-cell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8">
          <table:covered-table-cell/>
          <table:covered-table-cell/>
          <table:covered-table-cell table:number-columns-repeated="5"/>
          <table:table-cell table:style-name="ce45"/>
          <table:table-cell office:value-type="string" table:style-name="ce49">
            <text:p>Atraso</text:p>
          </table:table-cell>
          <table:covered-table-cell/>
          <table:table-cell table:number-columns-repeated="36" table:style-name="ce46"/>
          <table:table-cell table:number-columns-repeated="976" table:style-name="ce45"/>
          <table:table-cell table:number-columns-repeated="15362"/>
        </table:table-row>
        <table:table-row table:style-name="ro5">
          <table:covered-table-cell/>
          <table:covered-table-cell/>
          <table:covered-table-cell table:number-columns-repeated="5"/>
          <table:table-cell table:number-columns-repeated="2" table:style-name="ce45"/>
          <table:covered-table-cell/>
          <table:table-cell table:number-columns-repeated="36" table:style-name="ce50"/>
          <table:table-cell table:number-columns-repeated="976" table:style-name="ce45"/>
          <table:table-cell table:number-columns-repeated="15362"/>
        </table:table-row>
        <table:table-row table:style-name="ro9">
          <table:table-cell table:style-name="ce46"/>
          <table:table-cell table:style-name="ce51"/>
          <table:table-cell table:style-name="ce52"/>
          <table:table-cell table:style-name="ce53"/>
          <table:table-cell table:number-columns-repeated="2" table:style-name="ce52"/>
          <table:table-cell table:number-columns-repeated="2" table:style-name="ce46"/>
          <table:table-cell table:style-name="ce54"/>
          <table:table-cell table:style-name="ce55"/>
          <table:table-cell table:number-columns-repeated="36" table:style-name="ce46"/>
          <table:table-cell table:number-columns-repeated="25" table:style-name="ce45"/>
          <table:table-cell table:number-columns-repeated="951" table:style-name="ce56"/>
          <table:table-cell table:number-columns-repeated="15362"/>
        </table:table-row>
        <table:table-row table:style-name="ro8">
          <table:table-cell table:style-name="ce57"/>
          <table:table-cell office:value-type="string" table:number-columns-spanned="1" table:number-rows-spanned="2" table:style-name="ce83">
            <text:p>Nome Fase</text:p>
          </table:table-cell>
          <table:table-cell office:value-type="string" table:number-columns-spanned="1" table:number-rows-spanned="2" table:style-name="ce83">
            <text:p>Esforço da Fase (%)</text:p>
          </table:table-cell>
          <table:table-cell office:value-type="string" table:number-columns-spanned="1" table:number-rows-spanned="2" table:style-name="ce84">
            <text:p>Nome da Entrega</text:p>
          </table:table-cell>
          <table:table-cell office:value-type="string" table:number-columns-spanned="1" table:number-rows-spanned="2" table:style-name="ce83">
            <text:p>Esforço da Entrega(%)</text:p>
          </table:table-cell>
          <table:table-cell office:value-type="string" table:number-columns-spanned="1" table:number-rows-spanned="2" table:style-name="ce85">
            <text:p>Prazo</text:p>
          </table:table-cell>
          <table:table-cell office:value-type="string" table:number-columns-spanned="1" table:number-rows-spanned="2" table:style-name="ce85">
            <text:p>Situação</text:p>
          </table:table-cell>
          <table:table-cell office:value-type="string" table:number-columns-spanned="1" table:number-rows-spanned="2" table:style-name="ce83">
            <text:p>Progresso da Fase</text:p>
          </table:table-cell>
          <table:table-cell office:value-type="string" table:style-name="ce58">
            <text:p>Progresso Total</text:p>
          </table:table-cell>
          <table:table-cell table:style-name="ce59"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office:value-type="string" table:number-columns-spanned="2" table:number-rows-spanned="1" table:style-name="ce85">
            <text:p>Progresso em</text:p>
          </table:table-cell>
          <table:covered-table-cell/>
          <table:table-cell table:number-columns-repeated="990" table:style-name="ce57"/>
          <table:table-cell table:number-columns-repeated="15362"/>
        </table:table-row>
        <table:table-row table:style-name="ro3">
          <table:table-cell table:style-name="ce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percentage" office:value="0.34400000000000003" table:formula="of:=SUM([.I11:.I50])" table:style-name="ce58">
            <text:p>34%</text:p>
          </table:table-cell>
          <table:table-cell table:style-name="ce59"/>
          <table:table-cell office:value-type="date" office:date-value="2016-09-12T00:00:00" table:formula="of:=[TAP.C5]" table:style-name="ce60">
            <text:p>set/16</text:p>
          </table:table-cell>
          <table:table-cell office:value-type="percentage" office:value="0" table:formula="of:=SUM([.L11:.L38])" table:style-name="ce58">
            <text:p>#NOME?</text:p>
          </table:table-cell>
          <table:table-cell office:value-type="date" office:date-value="2016-10-12T00:00:00" table:formula="of:=IF([.K10]&lt;[TAP.$D$5];EDATE([.K10];1);&quot;&quot;)" table:style-name="ce60">
            <text:p>out/16</text:p>
          </table:table-cell>
          <table:table-cell office:value-type="percentage" office:value="0" table:formula="of:=SUM([.N11:.N38])" table:style-name="ce58">
            <text:p>#NOME?</text:p>
          </table:table-cell>
          <table:table-cell office:value-type="date" office:date-value="2016-11-12T00:00:00" table:formula="of:=IF([.M10]&lt;[TAP.$D$5];EDATE([.M10];1);&quot;&quot;)" table:style-name="ce60">
            <text:p>nov/16</text:p>
          </table:table-cell>
          <table:table-cell office:value-type="percentage" office:value="0" table:formula="of:=SUM([.P11:.P38])" table:style-name="ce58">
            <text:p>#NOME?</text:p>
          </table:table-cell>
          <table:table-cell table:style-name="ce60"/>
          <table:table-cell office:value-type="percentage" office:value="0" table:formula="of:=SUM([.R11:.R38])" table:style-name="ce58">
            <text:p>#NOME?</text:p>
          </table:table-cell>
          <table:table-cell office:value-type="date" office:date-value="1900-01-31T00:00:00" table:formula="of:=IF([.Q10]&lt;[TAP.$D$5];EDATE([.Q10];1);&quot;&quot;)" table:style-name="ce60">
            <text:p>jan/00</text:p>
          </table:table-cell>
          <table:table-cell office:value-type="percentage" office:value="0" table:formula="of:=SUM([.T11:.T38])" table:style-name="ce58">
            <text:p>#NOME?</text:p>
          </table:table-cell>
          <table:table-cell office:value-type="date" office:date-value="1900-02-28T00:00:00" table:formula="of:=IF([.S10]&lt;[TAP.$D$5];EDATE([.S10];1);&quot;&quot;)" table:style-name="ce60">
            <text:p>fev/00</text:p>
          </table:table-cell>
          <table:table-cell office:value-type="percentage" office:value="0" table:formula="of:=SUM([.V11:.V38])" table:style-name="ce58">
            <text:p>#NOME?</text:p>
          </table:table-cell>
          <table:table-cell office:value-type="date" office:date-value="1900-03-28T00:00:00" table:formula="of:=IF([.U10]&lt;[TAP.$D$5];EDATE([.U10];1);&quot;&quot;)" table:style-name="ce60">
            <text:p>mar/00</text:p>
          </table:table-cell>
          <table:table-cell office:value-type="percentage" office:value="0" table:formula="of:=SUM([.X11:.X38])" table:style-name="ce58">
            <text:p>#NOME?</text:p>
          </table:table-cell>
          <table:table-cell office:value-type="date" office:date-value="1900-04-28T00:00:00" table:formula="of:=IF([.W10]&lt;[TAP.$D$5];EDATE([.W10];1);&quot;&quot;)" table:style-name="ce60">
            <text:p>abr/00</text:p>
          </table:table-cell>
          <table:table-cell office:value-type="percentage" office:value="0" table:formula="of:=SUM([.Z11:.Z38])" table:style-name="ce58">
            <text:p>#NOME?</text:p>
          </table:table-cell>
          <table:table-cell office:value-type="date" office:date-value="1900-05-28T00:00:00" table:formula="of:=IF([.Y10]&lt;[TAP.$D$5];EDATE([.Y10];1);&quot;&quot;)" table:style-name="ce60">
            <text:p>mai/00</text:p>
          </table:table-cell>
          <table:table-cell office:value-type="percentage" office:value="0" table:formula="of:=SUM([.AB11:.AB38])" table:style-name="ce58">
            <text:p>#NOME?</text:p>
          </table:table-cell>
          <table:table-cell office:value-type="date" office:date-value="1900-06-28T00:00:00" table:formula="of:=IF([.AA10]&lt;[TAP.$D$5];EDATE([.AA10];1);&quot;&quot;)" table:style-name="ce60">
            <text:p>jun/00</text:p>
          </table:table-cell>
          <table:table-cell office:value-type="percentage" office:value="0" table:formula="of:=SUM([.AD11:.AD38])" table:style-name="ce58">
            <text:p>#NOME?</text:p>
          </table:table-cell>
          <table:table-cell office:value-type="date" office:date-value="1900-07-28T00:00:00" table:formula="of:=IF([.AC10]&lt;[TAP.$D$5];EDATE([.AC10];1);&quot;&quot;)" table:style-name="ce60">
            <text:p>jul/00</text:p>
          </table:table-cell>
          <table:table-cell office:value-type="percentage" office:value="0" table:formula="of:=SUM([.AF11:.AF38])" table:style-name="ce58">
            <text:p>#NOME?</text:p>
          </table:table-cell>
          <table:table-cell table:number-columns-repeated="990" table:style-name="ce45"/>
          <table:table-cell table:number-columns-repeated="15362"/>
        </table:table-row>
        <table:table-row table:style-name="ro5">
          <table:table-cell table:style-name="ce45"/>
          <table:table-cell office:value-type="string" table:number-columns-spanned="1" table:number-rows-spanned="2" table:style-name="ce86">
            <text:p>1. Análise</text:p>
          </table:table-cell>
          <table:table-cell office:value-type="percentage" office:value="0.1" table:number-columns-spanned="1" table:number-rows-spanned="2" table:style-name="ce87">
            <text:p>10%</text:p>
          </table:table-cell>
          <table:table-cell office:value-type="string" table:style-name="ce62">
            <text:p>1.1 DER</text:p>
          </table:table-cell>
          <table:table-cell office:value-type="percentage" office:value="0.04" table:style-name="ce61">
            <text:p>4%</text:p>
          </table:table-cell>
          <table:table-cell office:value-type="date" office:date-value="2016-08-19T00:00:00" table:style-name="ce63">
            <text:p>ago/16</text:p>
          </table:table-cell>
          <table:table-cell office:value-type="string" table:content-validation-name="val1" table:style-name="ce64">
            <text:p>FEITO</text:p>
          </table:table-cell>
          <table:table-cell office:value-type="percentage" office:value="1" table:formula="of:=SUM([.I11:.I12])/[.C11]" table:number-columns-spanned="1" table:number-rows-spanned="2" table:style-name="ce88">
            <text:p>100%</text:p>
          </table:table-cell>
          <table:table-cell office:value-type="percentage" office:value="0.04" table:formula="of:=IF([.G11]=&quot;&quot;;&quot;&quot;;IF([.G11]=&quot;feito&quot;;[.E11];IF([.G11]=&quot;fazendo&quot;;0.3*[.E11];&quot;&quot;)))" table:style-name="ce65">
            <text:p>4%</text:p>
          </table:table-cell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11]=&quot;feito&quot;;[.$E11];0)+ORG.OPENOFFICE.STYLE(IF(AND([.K11]&lt;&gt;&quot;feito&quot;;[.K11]&lt;&gt;&quot;&quot;;[.K$10]&gt;=[.$F11]);&quot;atrazo&quot;;&quot;ok&quot;))" table:style-name="ce67">
            <text:p>#NOME?</text:p>
          </table:table-cell>
          <table:table-cell table:content-validation-name="val1" table:style-name="ce66"/>
          <table:table-cell office:value-type="percentage" office:value="0" table:formula="of:=IF([.M11]=&quot;feito&quot;;[.$E11];0)+ORG.OPENOFFICE.STYLE(IF(AND([.M11]&lt;&gt;&quot;feito&quot;;[.M11]&lt;&gt;&quot;&quot;;[.M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11]=&quot;feito&quot;;[.$E11];0)+ORG.OPENOFFICE.STYLE(IF(AND([.O11]&lt;&gt;&quot;feito&quot;;[.O11]&lt;&gt;&quot;&quot;;[.O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11]=&quot;feito&quot;;[.$E11];0)+ORG.OPENOFFICE.STYLE(IF(AND([.Q11]&lt;&gt;&quot;feito&quot;;[.Q11]&lt;&gt;&quot;&quot;;[.Q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11]=&quot;feito&quot;;[.$E11];0)+ORG.OPENOFFICE.STYLE(IF(AND([.S11]&lt;&gt;&quot;feito&quot;;[.S11]&lt;&gt;&quot;&quot;;[.S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11]=&quot;feito&quot;;[.$E11];0)+ORG.OPENOFFICE.STYLE(IF(AND([.U11]&lt;&gt;&quot;feito&quot;;[.U11]&lt;&gt;&quot;&quot;;[.U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11]=&quot;feito&quot;;[.$E11];0)+ORG.OPENOFFICE.STYLE(IF(AND([.W11]&lt;&gt;&quot;feito&quot;;[.W11]&lt;&gt;&quot;&quot;;[.W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11]=&quot;feito&quot;;[.$E11];0)+ORG.OPENOFFICE.STYLE(IF(AND([.Y11]&lt;&gt;&quot;feito&quot;;[.Y11]&lt;&gt;&quot;&quot;;[.Y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11]=&quot;feito&quot;;[.$E11];0)+ORG.OPENOFFICE.STYLE(IF(AND([.AA11]&lt;&gt;&quot;feito&quot;;[.AA11]&lt;&gt;&quot;&quot;;[.AA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11]=&quot;feito&quot;;[.$E11];0)+ORG.OPENOFFICE.STYLE(IF(AND([.AC11]&lt;&gt;&quot;feito&quot;;[.AC11]&lt;&gt;&quot;&quot;;[.AC$10]&gt;=[.$F1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11]=&quot;feito&quot;;[.$E11];0)+ORG.OPENOFFICE.STYLE(IF(AND([.AE11]&lt;&gt;&quot;feito&quot;;[.AE11]&lt;&gt;&quot;&quot;;[.AE$10]&gt;=[.$F11]);&quot;atrazo&quot;;&quot;ok&quot;))" table:style-name="ce68">
            <text:p>#NOME?</text:p>
          </table:table-cell>
          <table:table-cell table:number-columns-repeated="990" table:style-name="ce45"/>
          <table:table-cell table:number-columns-repeated="15362"/>
        </table:table-row>
        <table:table-row table:style-name="ro5">
          <table:table-cell table:style-name="ce45"/>
          <table:covered-table-cell/>
          <table:covered-table-cell/>
          <table:table-cell office:value-type="string" table:style-name="ce62">
            <text:p>1.2 DFD</text:p>
          </table:table-cell>
          <table:table-cell office:value-type="percentage" office:value="0.06" table:style-name="ce61">
            <text:p>6%</text:p>
          </table:table-cell>
          <table:table-cell office:value-type="date" office:date-value="2016-09-16T00:00:00" table:style-name="ce63">
            <text:p>set/16</text:p>
          </table:table-cell>
          <table:table-cell office:value-type="string" table:content-validation-name="val1" table:style-name="ce64">
            <text:p>FEITO</text:p>
          </table:table-cell>
          <table:covered-table-cell/>
          <table:table-cell office:value-type="percentage" office:value="0.06" table:formula="of:=IF([.G12]=&quot;&quot;;&quot;&quot;;IF([.G12]=&quot;feito&quot;;[.E12];IF([.G12]=&quot;fazendo&quot;;0.3*[.E12];&quot;&quot;)))" table:style-name="ce65">
            <text:p>6%</text:p>
          </table:table-cell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12]=&quot;feito&quot;;[.$E12];0)+ORG.OPENOFFICE.STYLE(IF(AND([.K12]&lt;&gt;&quot;feito&quot;;[.K12]&lt;&gt;&quot;&quot;;[.K$10]&gt;=[.$F12]);&quot;atrazo&quot;;&quot;ok&quot;))" table:style-name="ce67">
            <text:p>#NOME?</text:p>
          </table:table-cell>
          <table:table-cell table:content-validation-name="val1" table:style-name="ce66"/>
          <table:table-cell office:value-type="percentage" office:value="0" table:formula="of:=IF([.M12]=&quot;feito&quot;;[.$E12];0)+ORG.OPENOFFICE.STYLE(IF(AND([.M12]&lt;&gt;&quot;feito&quot;;[.M12]&lt;&gt;&quot;&quot;;[.M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12]=&quot;feito&quot;;[.$E12];0)+ORG.OPENOFFICE.STYLE(IF(AND([.O12]&lt;&gt;&quot;feito&quot;;[.O12]&lt;&gt;&quot;&quot;;[.O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12]=&quot;feito&quot;;[.$E12];0)+ORG.OPENOFFICE.STYLE(IF(AND([.Q12]&lt;&gt;&quot;feito&quot;;[.Q12]&lt;&gt;&quot;&quot;;[.Q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12]=&quot;feito&quot;;[.$E12];0)+ORG.OPENOFFICE.STYLE(IF(AND([.S12]&lt;&gt;&quot;feito&quot;;[.S12]&lt;&gt;&quot;&quot;;[.S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12]=&quot;feito&quot;;[.$E12];0)+ORG.OPENOFFICE.STYLE(IF(AND([.U12]&lt;&gt;&quot;feito&quot;;[.U12]&lt;&gt;&quot;&quot;;[.U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12]=&quot;feito&quot;;[.$E12];0)+ORG.OPENOFFICE.STYLE(IF(AND([.W12]&lt;&gt;&quot;feito&quot;;[.W12]&lt;&gt;&quot;&quot;;[.W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12]=&quot;feito&quot;;[.$E12];0)+ORG.OPENOFFICE.STYLE(IF(AND([.Y12]&lt;&gt;&quot;feito&quot;;[.Y12]&lt;&gt;&quot;&quot;;[.Y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12]=&quot;feito&quot;;[.$E12];0)+ORG.OPENOFFICE.STYLE(IF(AND([.AA12]&lt;&gt;&quot;feito&quot;;[.AA12]&lt;&gt;&quot;&quot;;[.AA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12]=&quot;feito&quot;;[.$E12];0)+ORG.OPENOFFICE.STYLE(IF(AND([.AC12]&lt;&gt;&quot;feito&quot;;[.AC12]&lt;&gt;&quot;&quot;;[.AC$10]&gt;=[.$F1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12]=&quot;feito&quot;;[.$E12];0)+ORG.OPENOFFICE.STYLE(IF(AND([.AE12]&lt;&gt;&quot;feito&quot;;[.AE12]&lt;&gt;&quot;&quot;;[.AE$10]&gt;=[.$F12]);&quot;atrazo&quot;;&quot;ok&quot;))" table:style-name="ce68">
            <text:p>#NOME?</text:p>
          </table:table-cell>
          <table:table-cell table:number-columns-repeated="990" table:style-name="ce45"/>
          <table:table-cell table:number-columns-repeated="15362"/>
        </table:table-row>
        <table:table-row table:style-name="ro10">
          <table:table-cell table:style-name="ce45"/>
          <table:table-cell office:value-type="string" table:number-columns-spanned="1" table:number-rows-spanned="2" table:style-name="ce86">
            <text:p>2. Projeto</text:p>
          </table:table-cell>
          <table:table-cell office:value-type="percentage" office:value="0.1" table:number-columns-spanned="1" table:number-rows-spanned="2" table:style-name="ce89">
            <text:p>10%</text:p>
          </table:table-cell>
          <table:table-cell office:value-type="string" table:style-name="ce69">
            <text:p>2.1 Ferramentas a utilizar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09-19T00:00:00" table:style-name="ce63">
            <text:p>set/16</text:p>
          </table:table-cell>
          <table:table-cell office:value-type="string" table:content-validation-name="val1" table:style-name="ce64">
            <text:p>FEITO</text:p>
          </table:table-cell>
          <table:table-cell office:value-type="percentage" office:value="1" table:formula="of:=SUM([.I13:.I14])/[.C13]" table:number-columns-spanned="1" table:number-rows-spanned="2" table:style-name="ce88">
            <text:p>100%</text:p>
          </table:table-cell>
          <table:table-cell office:value-type="percentage" office:value="0.05" table:formula="of:=IF([.G13]=&quot;&quot;;&quot;&quot;;IF([.G13]=&quot;feito&quot;;[.E13];IF([.G13]=&quot;fazendo&quot;;0.3*[.E13];&quot;&quot;)))" table:style-name="ce65">
            <text:p>5%</text:p>
          </table:table-cell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990" table:style-name="ce45"/>
          <table:table-cell table:number-columns-repeated="15362"/>
        </table:table-row>
        <table:table-row table:style-name="ro10">
          <table:table-cell table:style-name="ce45"/>
          <table:covered-table-cell/>
          <table:covered-table-cell/>
          <table:table-cell office:value-type="string" table:style-name="ce70">
            <text:p>2.2 Tecnologias a utilizar</text:p>
          </table:table-cell>
          <table:table-cell office:value-type="percentage" office:value="0.05" table:style-name="ce71">
            <text:p>5%</text:p>
          </table:table-cell>
          <table:table-cell office:value-type="date" office:date-value="2016-09-19T00:00:00" table:style-name="ce63">
            <text:p>set/16</text:p>
          </table:table-cell>
          <table:table-cell office:value-type="string" table:content-validation-name="val1" table:style-name="ce64">
            <text:p>FEITO</text:p>
          </table:table-cell>
          <table:covered-table-cell/>
          <table:table-cell office:value-type="percentage" office:value="0.05" table:formula="of:=IF([.G14]=&quot;&quot;;&quot;&quot;;IF([.G14]=&quot;feito&quot;;[.E14];IF([.G14]=&quot;fazendo&quot;;0.3*[.E14];&quot;&quot;)))" table:style-name="ce65">
            <text:p>5%</text:p>
          </table:table-cell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990" table:style-name="ce45"/>
          <table:table-cell table:number-columns-repeated="15362"/>
        </table:table-row>
        <table:table-row table:style-name="ro6">
          <table:table-cell table:style-name="ce45"/>
          <table:table-cell office:value-type="string" table:number-columns-spanned="1" table:number-rows-spanned="15" table:style-name="ce86">
            <text:p>3. Implementação</text:p>
          </table:table-cell>
          <table:table-cell office:value-type="percentage" office:value="0.6" table:number-columns-spanned="1" table:number-rows-spanned="15" table:style-name="ce87">
            <text:p>60%</text:p>
          </table:table-cell>
          <table:table-cell office:value-type="string" table:style-name="ce72">
            <text:p>3.1 <text:s/>CRUD Usuario</text:p>
          </table:table-cell>
          <table:table-cell office:value-type="percentage" office:value="0.04" table:style-name="ce61">
            <text:p>4%</text:p>
          </table:table-cell>
          <table:table-cell office:value-type="date" office:date-value="2016-09-23T00:00:00" table:style-name="ce63">
            <text:p>set/16</text:p>
          </table:table-cell>
          <table:table-cell office:value-type="string" table:content-validation-name="val1" table:style-name="ce64">
            <text:p>FEITO</text:p>
          </table:table-cell>
          <table:table-cell office:value-type="percentage" office:value="0.24" table:formula="of:=SUM([.I15:.I29])/[.C15]" table:number-columns-spanned="1" table:number-rows-spanned="15" table:style-name="ce88">
            <text:p>24%</text:p>
          </table:table-cell>
          <table:table-cell office:value-type="percentage" office:value="0.04" table:formula="of:=IF([.G15]=&quot;&quot;;&quot;&quot;;IF([.G15]=&quot;feito&quot;;[.E15];IF([.G15]=&quot;fazendo&quot;;0.3*[.E15];&quot;&quot;)))" table:style-name="ce65">
            <text:p>4%</text:p>
          </table:table-cell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990" table:style-name="ce45"/>
          <table:table-cell table:number-columns-repeated="15362"/>
        </table:table-row>
        <table:table-row table:style-name="ro6">
          <table:table-cell table:style-name="ce45"/>
          <table:covered-table-cell/>
          <table:covered-table-cell/>
          <table:table-cell office:value-type="string" table:style-name="ce62">
            <text:p>3.2 CRUD Restaurante</text:p>
          </table:table-cell>
          <table:table-cell office:value-type="percentage" office:value="0.04" table:style-name="ce61">
            <text:p>4%</text:p>
          </table:table-cell>
          <table:table-cell office:value-type="date" office:date-value="2016-09-27T00:00:00" table:style-name="ce63">
            <text:p>se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16]=&quot;&quot;;&quot;&quot;;IF([.G16]=&quot;feito&quot;;[.E16];IF([.G16]=&quot;fazendo&quot;;0.3*[.E16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990" table:style-name="ce45"/>
          <table:table-cell table:number-columns-repeated="15362"/>
        </table:table-row>
        <table:table-row table:style-name="ro6">
          <table:table-cell/>
          <table:covered-table-cell/>
          <table:covered-table-cell/>
          <table:table-cell office:value-type="string" table:style-name="ce62">
            <text:p>3.3 Funcionalidade de Login<text:s/></text:p>
          </table:table-cell>
          <table:table-cell office:value-type="percentage" office:value="0.02" table:style-name="ce61">
            <text:p>2%</text:p>
          </table:table-cell>
          <table:table-cell office:value-type="date" office:date-value="2016-09-28T00:00:00" table:style-name="ce63">
            <text:p>set/16</text:p>
          </table:table-cell>
          <table:table-cell office:value-type="string" table:content-validation-name="val1" table:style-name="ce64">
            <text:p>FEITO</text:p>
          </table:table-cell>
          <table:covered-table-cell/>
          <table:table-cell office:value-type="percentage" office:value="0.02" table:formula="of:=IF([.G17]=&quot;&quot;;&quot;&quot;;IF([.G17]=&quot;feito&quot;;[.E17];IF([.G17]=&quot;fazendo&quot;;0.3*[.E17];&quot;&quot;)))" table:style-name="ce65">
            <text:p>2%</text:p>
          </table:table-cell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62">
            <text:p>3.4 CRUD Evento</text:p>
          </table:table-cell>
          <table:table-cell office:value-type="percentage" office:value="0.06" table:style-name="ce61">
            <text:p>6%</text:p>
          </table:table-cell>
          <table:table-cell office:value-type="date" office:date-value="2016-10-01T00:00:00" table:style-name="ce63">
            <text:p>out/16</text:p>
          </table:table-cell>
          <table:table-cell office:value-type="string" table:content-validation-name="val1" table:style-name="ce64">
            <text:p>FEITO</text:p>
          </table:table-cell>
          <table:covered-table-cell/>
          <table:table-cell office:value-type="percentage" office:value="0.06" table:formula="of:=IF([.G18]=&quot;&quot;;&quot;&quot;;IF([.G18]=&quot;feito&quot;;[.E18];IF([.G18]=&quot;fazendo&quot;;0.3*[.E18];&quot;&quot;)))" table:style-name="ce65">
            <text:p>6%</text:p>
          </table:table-cell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18]=&quot;feito&quot;;[.$E15];0)+ORG.OPENOFFICE.STYLE(IF(AND([.K18]&lt;&gt;&quot;feito&quot;;[.K18]&lt;&gt;&quot;&quot;;[.K$10]&gt;=[.$F15]);&quot;atrazo&quot;;&quot;ok&quot;))" table:style-name="ce67">
            <text:p>#NOME?</text:p>
          </table:table-cell>
          <table:table-cell table:content-validation-name="val1" table:style-name="ce66"/>
          <table:table-cell office:value-type="percentage" office:value="0" table:formula="of:=IF([.M18]=&quot;feito&quot;;[.$E15];0)+ORG.OPENOFFICE.STYLE(IF(AND([.M18]&lt;&gt;&quot;feito&quot;;[.M18]&lt;&gt;&quot;&quot;;[.M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18]=&quot;feito&quot;;[.$E15];0)+ORG.OPENOFFICE.STYLE(IF(AND([.O18]&lt;&gt;&quot;feito&quot;;[.O18]&lt;&gt;&quot;&quot;;[.O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18]=&quot;feito&quot;;[.$E15];0)+ORG.OPENOFFICE.STYLE(IF(AND([.Q18]&lt;&gt;&quot;feito&quot;;[.Q18]&lt;&gt;&quot;&quot;;[.Q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18]=&quot;feito&quot;;[.$E15];0)+ORG.OPENOFFICE.STYLE(IF(AND([.S18]&lt;&gt;&quot;feito&quot;;[.S18]&lt;&gt;&quot;&quot;;[.S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18]=&quot;feito&quot;;[.$E15];0)+ORG.OPENOFFICE.STYLE(IF(AND([.U18]&lt;&gt;&quot;feito&quot;;[.U18]&lt;&gt;&quot;&quot;;[.U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18]=&quot;feito&quot;;[.$E15];0)+ORG.OPENOFFICE.STYLE(IF(AND([.W18]&lt;&gt;&quot;feito&quot;;[.W18]&lt;&gt;&quot;&quot;;[.W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18]=&quot;feito&quot;;[.$E15];0)+ORG.OPENOFFICE.STYLE(IF(AND([.Y18]&lt;&gt;&quot;feito&quot;;[.Y18]&lt;&gt;&quot;&quot;;[.Y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18]=&quot;feito&quot;;[.$E15];0)+ORG.OPENOFFICE.STYLE(IF(AND([.AA18]&lt;&gt;&quot;feito&quot;;[.AA18]&lt;&gt;&quot;&quot;;[.AA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18]=&quot;feito&quot;;[.$E15];0)+ORG.OPENOFFICE.STYLE(IF(AND([.AC18]&lt;&gt;&quot;feito&quot;;[.AC18]&lt;&gt;&quot;&quot;;[.AC$10]&gt;=[.$F1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18]=&quot;feito&quot;;[.$E15];0)+ORG.OPENOFFICE.STYLE(IF(AND([.AE18]&lt;&gt;&quot;feito&quot;;[.AE18]&lt;&gt;&quot;&quot;;[.AE$10]&gt;=[.$F15]);&quot;atrazo&quot;;&quot;ok&quot;))" table:style-name="ce68">
            <text:p>#NOME?</text:p>
          </table:table-cell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62">
            <text:p>3.5 CRUD Circulo de Amigo</text:p>
          </table:table-cell>
          <table:table-cell office:value-type="percentage" office:value="0.06" table:style-name="ce61">
            <text:p>6%</text:p>
          </table:table-cell>
          <table:table-cell office:value-type="date" office:date-value="2016-10-08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19]=&quot;&quot;;&quot;&quot;;IF([.G19]=&quot;feito&quot;;[.E19];IF([.G19]=&quot;fazendo&quot;;0.3*[.E19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62">
            <text:p>3.6 Gerenciamento de Hierarquia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0-10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0]=&quot;&quot;;&quot;&quot;;IF([.G20]=&quot;feito&quot;;[.E20];IF([.G20]=&quot;fazendo&quot;;0.3*[.E20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62">
            <text:p>3.7 Seleção de localização</text:p>
          </table:table-cell>
          <table:table-cell office:value-type="percentage" office:value="7.0000000000000007E-2" table:style-name="ce61">
            <text:p>7%</text:p>
          </table:table-cell>
          <table:table-cell office:value-type="date" office:date-value="2016-10-13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1]=&quot;&quot;;&quot;&quot;;IF([.G21]=&quot;feito&quot;;[.E21];IF([.G21]=&quot;fazendo&quot;;0.3*[.E21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3">
            <text:p>3.8 Tratamento do Feed de Noticia</text:p>
          </table:table-cell>
          <table:table-cell office:value-type="percentage" office:value="0.08" table:style-name="ce61">
            <text:p>8%</text:p>
          </table:table-cell>
          <table:table-cell office:value-type="date" office:date-value="2016-10-15T00:00:00" table:style-name="ce63">
            <text:p>out/16</text:p>
          </table:table-cell>
          <table:table-cell office:value-type="string" table:content-validation-name="val1" table:style-name="ce64">
            <text:p>FAZENDO</text:p>
          </table:table-cell>
          <table:covered-table-cell/>
          <table:table-cell office:value-type="percentage" office:value="2.4E-2" table:formula="of:=IF([.G22]=&quot;&quot;;&quot;&quot;;IF([.G22]=&quot;feito&quot;;[.E22];IF([.G22]=&quot;fazendo&quot;;0.3*[.E22];&quot;&quot;)))" table:style-name="ce65">
            <text:p>2%</text:p>
          </table:table-cell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4">
            <text:p>3.9 Tratamento de Postagens</text:p>
          </table:table-cell>
          <table:table-cell office:value-type="percentage" office:value="0.03" table:style-name="ce61">
            <text:p>3%</text:p>
          </table:table-cell>
          <table:table-cell office:value-type="date" office:date-value="2016-10-17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3]=&quot;&quot;;&quot;&quot;;IF([.G23]=&quot;feito&quot;;[.E23];IF([.G23]=&quot;fazendo&quot;;0.3*[.E23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5">
            <text:p>3.10 Tratamento do chat</text:p>
          </table:table-cell>
          <table:table-cell office:value-type="percentage" office:value="0.06" table:style-name="ce61">
            <text:p>6%</text:p>
          </table:table-cell>
          <table:table-cell office:value-type="date" office:date-value="2016-10-21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4]=&quot;&quot;;&quot;&quot;;IF([.G24]=&quot;feito&quot;;[.E24];IF([.G24]=&quot;fazendo&quot;;0.3*[.E24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5">
            <text:p>3.11 CRUD Propaganda</text:p>
          </table:table-cell>
          <table:table-cell office:value-type="percentage" office:value="0.02" table:style-name="ce61">
            <text:p>2%</text:p>
          </table:table-cell>
          <table:table-cell office:value-type="date" office:date-value="2016-10-22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5]=&quot;&quot;;&quot;&quot;;IF([.G25]=&quot;feito&quot;;[.E25];IF([.G25]=&quot;fazendo&quot;;0.3*[.E25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5">
            <text:p>3.12 Upload de imagem</text:p>
          </table:table-cell>
          <table:table-cell office:value-type="percentage" office:value="0.03" table:style-name="ce61">
            <text:p>3%</text:p>
          </table:table-cell>
          <table:table-cell office:value-type="date" office:date-value="2016-10-26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6]=&quot;&quot;;&quot;&quot;;IF([.G26]=&quot;feito&quot;;[.E26];IF([.G26]=&quot;fazendo&quot;;0.3*[.E26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6">
          <table:table-cell/>
          <table:covered-table-cell/>
          <table:covered-table-cell/>
          <table:table-cell office:value-type="string" table:style-name="ce76">
            <text:p>3.13 Impulsionamento de propaganda</text:p>
          </table:table-cell>
          <table:table-cell office:value-type="percentage" office:value="0.02" table:style-name="ce61">
            <text:p>2%</text:p>
          </table:table-cell>
          <table:table-cell office:value-type="date" office:date-value="2016-10-27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7]=&quot;&quot;;&quot;&quot;;IF([.G27]=&quot;feito&quot;;[.E27];IF([.G27]=&quot;fazendo&quot;;0.3*[.E27];&quot;&quot;)))"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11">
          <table:table-cell/>
          <table:covered-table-cell/>
          <table:covered-table-cell/>
          <table:table-cell office:value-type="string" table:style-name="ce76">
            <text:p>3.14 Local de propagandas na aplicação</text:p>
          </table:table-cell>
          <table:table-cell table:style-name="ce61"/>
          <table:table-cell office:value-type="date" office:date-value="2016-10-28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table:style-name="ce65"/>
          <table:table-cell table:style-name="ce59"/>
          <table:table-cell table:content-validation-name="val1" table:style-name="ce66"/>
          <table:table-cell table:style-name="ce67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content-validation-name="val1" table:style-name="ce66"/>
          <table:table-cell table:style-name="ce68"/>
          <table:table-cell table:number-columns-repeated="16352"/>
        </table:table-row>
        <table:table-row table:style-name="ro5">
          <table:table-cell/>
          <table:covered-table-cell/>
          <table:covered-table-cell/>
          <table:table-cell office:value-type="string" table:style-name="ce74">
            <text:p>3.15 Criação do Banco</text:p>
          </table:table-cell>
          <table:table-cell office:value-type="percentage" office:value="0.02" table:style-name="ce61">
            <text:p>2%</text:p>
          </table:table-cell>
          <table:table-cell office:value-type="date" office:date-value="2016-11-20T00:00:00" table:style-name="ce63">
            <text:p>nov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29]=&quot;&quot;;&quot;&quot;;IF([.G29]=&quot;feito&quot;;[.E29];IF([.G29]=&quot;fazendo&quot;;0.3*[.E29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29]=&quot;feito&quot;;[.$E16];0)+ORG.OPENOFFICE.STYLE(IF(AND([.K29]&lt;&gt;&quot;feito&quot;;[.K29]&lt;&gt;&quot;&quot;;[.K$10]&gt;=[.$F16]);&quot;atrazo&quot;;&quot;ok&quot;))" table:style-name="ce67">
            <text:p>#NOME?</text:p>
          </table:table-cell>
          <table:table-cell table:content-validation-name="val1" table:style-name="ce66"/>
          <table:table-cell office:value-type="percentage" office:value="0" table:formula="of:=IF([.M29]=&quot;feito&quot;;[.$E16];0)+ORG.OPENOFFICE.STYLE(IF(AND([.M29]&lt;&gt;&quot;feito&quot;;[.M29]&lt;&gt;&quot;&quot;;[.M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29]=&quot;feito&quot;;[.$E16];0)+ORG.OPENOFFICE.STYLE(IF(AND([.O29]&lt;&gt;&quot;feito&quot;;[.O29]&lt;&gt;&quot;&quot;;[.O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29]=&quot;feito&quot;;[.$E16];0)+ORG.OPENOFFICE.STYLE(IF(AND([.Q29]&lt;&gt;&quot;feito&quot;;[.Q29]&lt;&gt;&quot;&quot;;[.Q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29]=&quot;feito&quot;;[.$E16];0)+ORG.OPENOFFICE.STYLE(IF(AND([.S29]&lt;&gt;&quot;feito&quot;;[.S29]&lt;&gt;&quot;&quot;;[.S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29]=&quot;feito&quot;;[.$E16];0)+ORG.OPENOFFICE.STYLE(IF(AND([.U29]&lt;&gt;&quot;feito&quot;;[.U29]&lt;&gt;&quot;&quot;;[.U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29]=&quot;feito&quot;;[.$E16];0)+ORG.OPENOFFICE.STYLE(IF(AND([.W29]&lt;&gt;&quot;feito&quot;;[.W29]&lt;&gt;&quot;&quot;;[.W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29]=&quot;feito&quot;;[.$E16];0)+ORG.OPENOFFICE.STYLE(IF(AND([.Y29]&lt;&gt;&quot;feito&quot;;[.Y29]&lt;&gt;&quot;&quot;;[.Y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29]=&quot;feito&quot;;[.$E16];0)+ORG.OPENOFFICE.STYLE(IF(AND([.AA29]&lt;&gt;&quot;feito&quot;;[.AA29]&lt;&gt;&quot;&quot;;[.AA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29]=&quot;feito&quot;;[.$E16];0)+ORG.OPENOFFICE.STYLE(IF(AND([.AC29]&lt;&gt;&quot;feito&quot;;[.AC29]&lt;&gt;&quot;&quot;;[.AC$10]&gt;=[.$F16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29]=&quot;feito&quot;;[.$E16];0)+ORG.OPENOFFICE.STYLE(IF(AND([.AE29]&lt;&gt;&quot;feito&quot;;[.AE29]&lt;&gt;&quot;&quot;;[.AE$10]&gt;=[.$F16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office:value-type="string" table:number-columns-spanned="1" table:number-rows-spanned="3" table:style-name="ce86">
            <text:p>4. Testes</text:p>
          </table:table-cell>
          <table:table-cell office:value-type="percentage" office:value="0.15" table:number-columns-spanned="1" table:number-rows-spanned="3" table:style-name="ce87">
            <text:p>15%</text:p>
          </table:table-cell>
          <table:table-cell office:value-type="string" table:style-name="ce62">
            <text:p>4.1 Codificação de Teste Unitário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0-15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table-cell office:value-type="percentage" office:value="0" table:formula="of:=SUM([.I30:.I32])/[.C30]" table:number-columns-spanned="1" table:number-rows-spanned="3" table:style-name="ce88">
            <text:p>0%</text:p>
          </table:table-cell>
          <table:table-cell office:value-type="string" office:string-value="" table:formula="of:=IF([.G30]=&quot;&quot;;&quot;&quot;;IF([.G30]=&quot;feito&quot;;[.E30];IF([.G30]=&quot;fazendo&quot;;0.3*[.E30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0]=&quot;feito&quot;;[.$E17];0)+ORG.OPENOFFICE.STYLE(IF(AND([.K30]&lt;&gt;&quot;feito&quot;;[.K30]&lt;&gt;&quot;&quot;;[.K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0]=&quot;feito&quot;;[.$E17];0)+ORG.OPENOFFICE.STYLE(IF(AND([.M30]&lt;&gt;&quot;feito&quot;;[.M30]&lt;&gt;&quot;&quot;;[.M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0]=&quot;feito&quot;;[.$E17];0)+ORG.OPENOFFICE.STYLE(IF(AND([.O30]&lt;&gt;&quot;feito&quot;;[.O30]&lt;&gt;&quot;&quot;;[.O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0]=&quot;feito&quot;;[.$E17];0)+ORG.OPENOFFICE.STYLE(IF(AND([.Q30]&lt;&gt;&quot;feito&quot;;[.Q30]&lt;&gt;&quot;&quot;;[.Q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0]=&quot;feito&quot;;[.$E17];0)+ORG.OPENOFFICE.STYLE(IF(AND([.S30]&lt;&gt;&quot;feito&quot;;[.S30]&lt;&gt;&quot;&quot;;[.S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0]=&quot;feito&quot;;[.$E17];0)+ORG.OPENOFFICE.STYLE(IF(AND([.U30]&lt;&gt;&quot;feito&quot;;[.U30]&lt;&gt;&quot;&quot;;[.U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0]=&quot;feito&quot;;[.$E17];0)+ORG.OPENOFFICE.STYLE(IF(AND([.W30]&lt;&gt;&quot;feito&quot;;[.W30]&lt;&gt;&quot;&quot;;[.W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0]=&quot;feito&quot;;[.$E17];0)+ORG.OPENOFFICE.STYLE(IF(AND([.Y30]&lt;&gt;&quot;feito&quot;;[.Y30]&lt;&gt;&quot;&quot;;[.Y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0]=&quot;feito&quot;;[.$E17];0)+ORG.OPENOFFICE.STYLE(IF(AND([.AA30]&lt;&gt;&quot;feito&quot;;[.AA30]&lt;&gt;&quot;&quot;;[.AA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0]=&quot;feito&quot;;[.$E17];0)+ORG.OPENOFFICE.STYLE(IF(AND([.AC30]&lt;&gt;&quot;feito&quot;;[.AC30]&lt;&gt;&quot;&quot;;[.AC$10]&gt;=[.$F17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0]=&quot;feito&quot;;[.$E17];0)+ORG.OPENOFFICE.STYLE(IF(AND([.AE30]&lt;&gt;&quot;feito&quot;;[.AE30]&lt;&gt;&quot;&quot;;[.AE$10]&gt;=[.$F17]);&quot;atrazo&quot;;&quot;ok&quot;))" table:style-name="ce68">
            <text:p>#NOME?</text:p>
          </table:table-cell>
          <table:table-cell table:number-columns-repeated="16352"/>
        </table:table-row>
        <table:table-row table:style-name="ro12">
          <table:table-cell/>
          <table:covered-table-cell/>
          <table:covered-table-cell/>
          <table:table-cell office:value-type="string" table:style-name="ce62">
            <text:p>4.2 Codificação de Teste de Integração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0-22T00:00:00" table:style-name="ce63">
            <text:p>out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31]=&quot;&quot;;&quot;&quot;;IF([.G31]=&quot;feito&quot;;[.E31];IF([.G31]=&quot;fazendo&quot;;0.3*[.E31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1]=&quot;feito&quot;;[.$E18];0)+ORG.OPENOFFICE.STYLE(IF(AND([.K31]&lt;&gt;&quot;feito&quot;;[.K31]&lt;&gt;&quot;&quot;;[.K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1]=&quot;feito&quot;;[.$E18];0)+ORG.OPENOFFICE.STYLE(IF(AND([.M31]&lt;&gt;&quot;feito&quot;;[.M31]&lt;&gt;&quot;&quot;;[.M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1]=&quot;feito&quot;;[.$E18];0)+ORG.OPENOFFICE.STYLE(IF(AND([.O31]&lt;&gt;&quot;feito&quot;;[.O31]&lt;&gt;&quot;&quot;;[.O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1]=&quot;feito&quot;;[.$E18];0)+ORG.OPENOFFICE.STYLE(IF(AND([.Q31]&lt;&gt;&quot;feito&quot;;[.Q31]&lt;&gt;&quot;&quot;;[.Q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1]=&quot;feito&quot;;[.$E18];0)+ORG.OPENOFFICE.STYLE(IF(AND([.S31]&lt;&gt;&quot;feito&quot;;[.S31]&lt;&gt;&quot;&quot;;[.S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1]=&quot;feito&quot;;[.$E18];0)+ORG.OPENOFFICE.STYLE(IF(AND([.U31]&lt;&gt;&quot;feito&quot;;[.U31]&lt;&gt;&quot;&quot;;[.U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1]=&quot;feito&quot;;[.$E18];0)+ORG.OPENOFFICE.STYLE(IF(AND([.W31]&lt;&gt;&quot;feito&quot;;[.W31]&lt;&gt;&quot;&quot;;[.W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1]=&quot;feito&quot;;[.$E18];0)+ORG.OPENOFFICE.STYLE(IF(AND([.Y31]&lt;&gt;&quot;feito&quot;;[.Y31]&lt;&gt;&quot;&quot;;[.Y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1]=&quot;feito&quot;;[.$E18];0)+ORG.OPENOFFICE.STYLE(IF(AND([.AA31]&lt;&gt;&quot;feito&quot;;[.AA31]&lt;&gt;&quot;&quot;;[.AA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1]=&quot;feito&quot;;[.$E18];0)+ORG.OPENOFFICE.STYLE(IF(AND([.AC31]&lt;&gt;&quot;feito&quot;;[.AC31]&lt;&gt;&quot;&quot;;[.AC$10]&gt;=[.$F18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1]=&quot;feito&quot;;[.$E18];0)+ORG.OPENOFFICE.STYLE(IF(AND([.AE31]&lt;&gt;&quot;feito&quot;;[.AE31]&lt;&gt;&quot;&quot;;[.AE$10]&gt;=[.$F18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covered-table-cell/>
          <table:covered-table-cell/>
          <table:table-cell office:value-type="string" table:style-name="ce62">
            <text:p>4.3 Teste Sistemico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1-20T00:00:00" table:style-name="ce63">
            <text:p>nov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32]=&quot;&quot;;&quot;&quot;;IF([.G32]=&quot;feito&quot;;[.E32];IF([.G32]=&quot;fazendo&quot;;0.3*[.E32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2]=&quot;feito&quot;;[.$E29];0)+ORG.OPENOFFICE.STYLE(IF(AND([.K32]&lt;&gt;&quot;feito&quot;;[.K32]&lt;&gt;&quot;&quot;;[.K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2]=&quot;feito&quot;;[.$E29];0)+ORG.OPENOFFICE.STYLE(IF(AND([.M32]&lt;&gt;&quot;feito&quot;;[.M32]&lt;&gt;&quot;&quot;;[.M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2]=&quot;feito&quot;;[.$E29];0)+ORG.OPENOFFICE.STYLE(IF(AND([.O32]&lt;&gt;&quot;feito&quot;;[.O32]&lt;&gt;&quot;&quot;;[.O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2]=&quot;feito&quot;;[.$E29];0)+ORG.OPENOFFICE.STYLE(IF(AND([.Q32]&lt;&gt;&quot;feito&quot;;[.Q32]&lt;&gt;&quot;&quot;;[.Q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2]=&quot;feito&quot;;[.$E29];0)+ORG.OPENOFFICE.STYLE(IF(AND([.S32]&lt;&gt;&quot;feito&quot;;[.S32]&lt;&gt;&quot;&quot;;[.S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2]=&quot;feito&quot;;[.$E29];0)+ORG.OPENOFFICE.STYLE(IF(AND([.U32]&lt;&gt;&quot;feito&quot;;[.U32]&lt;&gt;&quot;&quot;;[.U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2]=&quot;feito&quot;;[.$E29];0)+ORG.OPENOFFICE.STYLE(IF(AND([.W32]&lt;&gt;&quot;feito&quot;;[.W32]&lt;&gt;&quot;&quot;;[.W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2]=&quot;feito&quot;;[.$E29];0)+ORG.OPENOFFICE.STYLE(IF(AND([.Y32]&lt;&gt;&quot;feito&quot;;[.Y32]&lt;&gt;&quot;&quot;;[.Y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2]=&quot;feito&quot;;[.$E29];0)+ORG.OPENOFFICE.STYLE(IF(AND([.AA32]&lt;&gt;&quot;feito&quot;;[.AA32]&lt;&gt;&quot;&quot;;[.AA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2]=&quot;feito&quot;;[.$E29];0)+ORG.OPENOFFICE.STYLE(IF(AND([.AC32]&lt;&gt;&quot;feito&quot;;[.AC32]&lt;&gt;&quot;&quot;;[.AC$10]&gt;=[.$F29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2]=&quot;feito&quot;;[.$E29];0)+ORG.OPENOFFICE.STYLE(IF(AND([.AE32]&lt;&gt;&quot;feito&quot;;[.AE32]&lt;&gt;&quot;&quot;;[.AE$10]&gt;=[.$F29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office:value-type="string" table:number-columns-spanned="1" table:number-rows-spanned="3" table:style-name="ce86">
            <text:p>5. Encerramento</text:p>
          </table:table-cell>
          <table:table-cell office:value-type="percentage" office:value="0.05" table:number-columns-spanned="1" table:number-rows-spanned="3" table:style-name="ce87">
            <text:p>5%</text:p>
          </table:table-cell>
          <table:table-cell office:value-type="string" table:style-name="ce62">
            <text:p>5.1 <text:s/>Documentação: Manual Técnico<text:s/>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1-21T00:00:00" table:style-name="ce63">
            <text:p>nov/16</text:p>
          </table:table-cell>
          <table:table-cell office:value-type="string" table:content-validation-name="val1" table:style-name="ce64">
            <text:p>A FAZER</text:p>
          </table:table-cell>
          <table:table-cell office:value-type="percentage" office:value="0" table:formula="of:=SUM([.I33:.I35])/[.C33]" table:number-columns-spanned="1" table:number-rows-spanned="3" table:style-name="ce88">
            <text:p>0%</text:p>
          </table:table-cell>
          <table:table-cell office:value-type="string" office:string-value="" table:formula="of:=IF([.G33]=&quot;&quot;;&quot;&quot;;IF([.G33]=&quot;feito&quot;;[.E33];IF([.G33]=&quot;fazendo&quot;;0.3*[.E33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3]=&quot;feito&quot;;[.$E30];0)+ORG.OPENOFFICE.STYLE(IF(AND([.K33]&lt;&gt;&quot;feito&quot;;[.K33]&lt;&gt;&quot;&quot;;[.K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3]=&quot;feito&quot;;[.$E30];0)+ORG.OPENOFFICE.STYLE(IF(AND([.M33]&lt;&gt;&quot;feito&quot;;[.M33]&lt;&gt;&quot;&quot;;[.M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3]=&quot;feito&quot;;[.$E30];0)+ORG.OPENOFFICE.STYLE(IF(AND([.O33]&lt;&gt;&quot;feito&quot;;[.O33]&lt;&gt;&quot;&quot;;[.O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3]=&quot;feito&quot;;[.$E30];0)+ORG.OPENOFFICE.STYLE(IF(AND([.Q33]&lt;&gt;&quot;feito&quot;;[.Q33]&lt;&gt;&quot;&quot;;[.Q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3]=&quot;feito&quot;;[.$E30];0)+ORG.OPENOFFICE.STYLE(IF(AND([.S33]&lt;&gt;&quot;feito&quot;;[.S33]&lt;&gt;&quot;&quot;;[.S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3]=&quot;feito&quot;;[.$E30];0)+ORG.OPENOFFICE.STYLE(IF(AND([.U33]&lt;&gt;&quot;feito&quot;;[.U33]&lt;&gt;&quot;&quot;;[.U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3]=&quot;feito&quot;;[.$E30];0)+ORG.OPENOFFICE.STYLE(IF(AND([.W33]&lt;&gt;&quot;feito&quot;;[.W33]&lt;&gt;&quot;&quot;;[.W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3]=&quot;feito&quot;;[.$E30];0)+ORG.OPENOFFICE.STYLE(IF(AND([.Y33]&lt;&gt;&quot;feito&quot;;[.Y33]&lt;&gt;&quot;&quot;;[.Y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3]=&quot;feito&quot;;[.$E30];0)+ORG.OPENOFFICE.STYLE(IF(AND([.AA33]&lt;&gt;&quot;feito&quot;;[.AA33]&lt;&gt;&quot;&quot;;[.AA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3]=&quot;feito&quot;;[.$E30];0)+ORG.OPENOFFICE.STYLE(IF(AND([.AC33]&lt;&gt;&quot;feito&quot;;[.AC33]&lt;&gt;&quot;&quot;;[.AC$10]&gt;=[.$F30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3]=&quot;feito&quot;;[.$E30];0)+ORG.OPENOFFICE.STYLE(IF(AND([.AE33]&lt;&gt;&quot;feito&quot;;[.AE33]&lt;&gt;&quot;&quot;;[.AE$10]&gt;=[.$F30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covered-table-cell/>
          <table:covered-table-cell/>
          <table:table-cell office:value-type="string" table:style-name="ce62">
            <text:p>5.2 Teste de aceitação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1-30T00:00:00" table:style-name="ce63">
            <text:p>nov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34]=&quot;&quot;;&quot;&quot;;IF([.G34]=&quot;feito&quot;;[.E34];IF([.G34]=&quot;fazendo&quot;;0.3*[.E34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4]=&quot;feito&quot;;[.$E31];0)+ORG.OPENOFFICE.STYLE(IF(AND([.K34]&lt;&gt;&quot;feito&quot;;[.K34]&lt;&gt;&quot;&quot;;[.K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4]=&quot;feito&quot;;[.$E31];0)+ORG.OPENOFFICE.STYLE(IF(AND([.M34]&lt;&gt;&quot;feito&quot;;[.M34]&lt;&gt;&quot;&quot;;[.M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4]=&quot;feito&quot;;[.$E31];0)+ORG.OPENOFFICE.STYLE(IF(AND([.O34]&lt;&gt;&quot;feito&quot;;[.O34]&lt;&gt;&quot;&quot;;[.O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4]=&quot;feito&quot;;[.$E31];0)+ORG.OPENOFFICE.STYLE(IF(AND([.Q34]&lt;&gt;&quot;feito&quot;;[.Q34]&lt;&gt;&quot;&quot;;[.Q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4]=&quot;feito&quot;;[.$E31];0)+ORG.OPENOFFICE.STYLE(IF(AND([.S34]&lt;&gt;&quot;feito&quot;;[.S34]&lt;&gt;&quot;&quot;;[.S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4]=&quot;feito&quot;;[.$E31];0)+ORG.OPENOFFICE.STYLE(IF(AND([.U34]&lt;&gt;&quot;feito&quot;;[.U34]&lt;&gt;&quot;&quot;;[.U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4]=&quot;feito&quot;;[.$E31];0)+ORG.OPENOFFICE.STYLE(IF(AND([.W34]&lt;&gt;&quot;feito&quot;;[.W34]&lt;&gt;&quot;&quot;;[.W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4]=&quot;feito&quot;;[.$E31];0)+ORG.OPENOFFICE.STYLE(IF(AND([.Y34]&lt;&gt;&quot;feito&quot;;[.Y34]&lt;&gt;&quot;&quot;;[.Y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4]=&quot;feito&quot;;[.$E31];0)+ORG.OPENOFFICE.STYLE(IF(AND([.AA34]&lt;&gt;&quot;feito&quot;;[.AA34]&lt;&gt;&quot;&quot;;[.AA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4]=&quot;feito&quot;;[.$E31];0)+ORG.OPENOFFICE.STYLE(IF(AND([.AC34]&lt;&gt;&quot;feito&quot;;[.AC34]&lt;&gt;&quot;&quot;;[.AC$10]&gt;=[.$F31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4]=&quot;feito&quot;;[.$E31];0)+ORG.OPENOFFICE.STYLE(IF(AND([.AE34]&lt;&gt;&quot;feito&quot;;[.AE34]&lt;&gt;&quot;&quot;;[.AE$10]&gt;=[.$F31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covered-table-cell/>
          <table:covered-table-cell/>
          <table:table-cell office:value-type="string" table:style-name="ce62">
            <text:p>5.3 Entrega à Operação</text:p>
          </table:table-cell>
          <table:table-cell office:value-type="percentage" office:value="0.05" table:style-name="ce61">
            <text:p>5%</text:p>
          </table:table-cell>
          <table:table-cell office:value-type="date" office:date-value="2016-12-07T00:00:00" table:style-name="ce63">
            <text:p>dez/16</text:p>
          </table:table-cell>
          <table:table-cell office:value-type="string" table:content-validation-name="val1" table:style-name="ce64">
            <text:p>A FAZER</text:p>
          </table:table-cell>
          <table:covered-table-cell/>
          <table:table-cell office:value-type="string" office:string-value="" table:formula="of:=IF([.G35]=&quot;&quot;;&quot;&quot;;IF([.G35]=&quot;feito&quot;;[.E35];IF([.G35]=&quot;fazendo&quot;;0.3*[.E35];&quot;&quot;)))" table:style-name="ce65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5]=&quot;feito&quot;;[.$E32];0)+ORG.OPENOFFICE.STYLE(IF(AND([.K35]&lt;&gt;&quot;feito&quot;;[.K35]&lt;&gt;&quot;&quot;;[.K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5]=&quot;feito&quot;;[.$E32];0)+ORG.OPENOFFICE.STYLE(IF(AND([.M35]&lt;&gt;&quot;feito&quot;;[.M35]&lt;&gt;&quot;&quot;;[.M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5]=&quot;feito&quot;;[.$E32];0)+ORG.OPENOFFICE.STYLE(IF(AND([.O35]&lt;&gt;&quot;feito&quot;;[.O35]&lt;&gt;&quot;&quot;;[.O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5]=&quot;feito&quot;;[.$E32];0)+ORG.OPENOFFICE.STYLE(IF(AND([.Q35]&lt;&gt;&quot;feito&quot;;[.Q35]&lt;&gt;&quot;&quot;;[.Q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5]=&quot;feito&quot;;[.$E32];0)+ORG.OPENOFFICE.STYLE(IF(AND([.S35]&lt;&gt;&quot;feito&quot;;[.S35]&lt;&gt;&quot;&quot;;[.S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5]=&quot;feito&quot;;[.$E32];0)+ORG.OPENOFFICE.STYLE(IF(AND([.U35]&lt;&gt;&quot;feito&quot;;[.U35]&lt;&gt;&quot;&quot;;[.U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5]=&quot;feito&quot;;[.$E32];0)+ORG.OPENOFFICE.STYLE(IF(AND([.W35]&lt;&gt;&quot;feito&quot;;[.W35]&lt;&gt;&quot;&quot;;[.W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5]=&quot;feito&quot;;[.$E32];0)+ORG.OPENOFFICE.STYLE(IF(AND([.Y35]&lt;&gt;&quot;feito&quot;;[.Y35]&lt;&gt;&quot;&quot;;[.Y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5]=&quot;feito&quot;;[.$E32];0)+ORG.OPENOFFICE.STYLE(IF(AND([.AA35]&lt;&gt;&quot;feito&quot;;[.AA35]&lt;&gt;&quot;&quot;;[.AA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5]=&quot;feito&quot;;[.$E32];0)+ORG.OPENOFFICE.STYLE(IF(AND([.AC35]&lt;&gt;&quot;feito&quot;;[.AC35]&lt;&gt;&quot;&quot;;[.AC$10]&gt;=[.$F32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5]=&quot;feito&quot;;[.$E32];0)+ORG.OPENOFFICE.STYLE(IF(AND([.AE35]&lt;&gt;&quot;feito&quot;;[.AE35]&lt;&gt;&quot;&quot;;[.AE$10]&gt;=[.$F32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4" table:style-name="ce78"/>
          <table:table-cell office:value-type="string" office:string-value="" table:formula="of:=IF([.G36]=&quot;&quot;;&quot;&quot;;IF([.G36]=&quot;feito&quot;;[.E36];0))" table:style-name="ce78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6]=&quot;feito&quot;;[.$E33];0)+ORG.OPENOFFICE.STYLE(IF(AND([.K36]&lt;&gt;&quot;feito&quot;;[.K36]&lt;&gt;&quot;&quot;;[.K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6]=&quot;feito&quot;;[.$E33];0)+ORG.OPENOFFICE.STYLE(IF(AND([.M36]&lt;&gt;&quot;feito&quot;;[.M36]&lt;&gt;&quot;&quot;;[.M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6]=&quot;feito&quot;;[.$E33];0)+ORG.OPENOFFICE.STYLE(IF(AND([.O36]&lt;&gt;&quot;feito&quot;;[.O36]&lt;&gt;&quot;&quot;;[.O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6]=&quot;feito&quot;;[.$E33];0)+ORG.OPENOFFICE.STYLE(IF(AND([.Q36]&lt;&gt;&quot;feito&quot;;[.Q36]&lt;&gt;&quot;&quot;;[.Q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6]=&quot;feito&quot;;[.$E33];0)+ORG.OPENOFFICE.STYLE(IF(AND([.S36]&lt;&gt;&quot;feito&quot;;[.S36]&lt;&gt;&quot;&quot;;[.S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6]=&quot;feito&quot;;[.$E33];0)+ORG.OPENOFFICE.STYLE(IF(AND([.U36]&lt;&gt;&quot;feito&quot;;[.U36]&lt;&gt;&quot;&quot;;[.U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6]=&quot;feito&quot;;[.$E33];0)+ORG.OPENOFFICE.STYLE(IF(AND([.W36]&lt;&gt;&quot;feito&quot;;[.W36]&lt;&gt;&quot;&quot;;[.W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6]=&quot;feito&quot;;[.$E33];0)+ORG.OPENOFFICE.STYLE(IF(AND([.Y36]&lt;&gt;&quot;feito&quot;;[.Y36]&lt;&gt;&quot;&quot;;[.Y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6]=&quot;feito&quot;;[.$E33];0)+ORG.OPENOFFICE.STYLE(IF(AND([.AA36]&lt;&gt;&quot;feito&quot;;[.AA36]&lt;&gt;&quot;&quot;;[.AA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6]=&quot;feito&quot;;[.$E33];0)+ORG.OPENOFFICE.STYLE(IF(AND([.AC36]&lt;&gt;&quot;feito&quot;;[.AC36]&lt;&gt;&quot;&quot;;[.AC$10]&gt;=[.$F33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6]=&quot;feito&quot;;[.$E33];0)+ORG.OPENOFFICE.STYLE(IF(AND([.AE36]&lt;&gt;&quot;feito&quot;;[.AE36]&lt;&gt;&quot;&quot;;[.AE$10]&gt;=[.$F33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4" table:style-name="ce78"/>
          <table:table-cell office:value-type="string" office:string-value="" table:formula="of:=IF([.G37]=&quot;&quot;;&quot;&quot;;IF([.G37]=&quot;feito&quot;;[.E37];0))" table:style-name="ce78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7]=&quot;feito&quot;;[.$E34];0)+ORG.OPENOFFICE.STYLE(IF(AND([.K37]&lt;&gt;&quot;feito&quot;;[.K37]&lt;&gt;&quot;&quot;;[.K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7]=&quot;feito&quot;;[.$E34];0)+ORG.OPENOFFICE.STYLE(IF(AND([.M37]&lt;&gt;&quot;feito&quot;;[.M37]&lt;&gt;&quot;&quot;;[.M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7]=&quot;feito&quot;;[.$E34];0)+ORG.OPENOFFICE.STYLE(IF(AND([.O37]&lt;&gt;&quot;feito&quot;;[.O37]&lt;&gt;&quot;&quot;;[.O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7]=&quot;feito&quot;;[.$E34];0)+ORG.OPENOFFICE.STYLE(IF(AND([.Q37]&lt;&gt;&quot;feito&quot;;[.Q37]&lt;&gt;&quot;&quot;;[.Q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7]=&quot;feito&quot;;[.$E34];0)+ORG.OPENOFFICE.STYLE(IF(AND([.S37]&lt;&gt;&quot;feito&quot;;[.S37]&lt;&gt;&quot;&quot;;[.S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7]=&quot;feito&quot;;[.$E34];0)+ORG.OPENOFFICE.STYLE(IF(AND([.U37]&lt;&gt;&quot;feito&quot;;[.U37]&lt;&gt;&quot;&quot;;[.U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7]=&quot;feito&quot;;[.$E34];0)+ORG.OPENOFFICE.STYLE(IF(AND([.W37]&lt;&gt;&quot;feito&quot;;[.W37]&lt;&gt;&quot;&quot;;[.W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7]=&quot;feito&quot;;[.$E34];0)+ORG.OPENOFFICE.STYLE(IF(AND([.Y37]&lt;&gt;&quot;feito&quot;;[.Y37]&lt;&gt;&quot;&quot;;[.Y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7]=&quot;feito&quot;;[.$E34];0)+ORG.OPENOFFICE.STYLE(IF(AND([.AA37]&lt;&gt;&quot;feito&quot;;[.AA37]&lt;&gt;&quot;&quot;;[.AA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7]=&quot;feito&quot;;[.$E34];0)+ORG.OPENOFFICE.STYLE(IF(AND([.AC37]&lt;&gt;&quot;feito&quot;;[.AC37]&lt;&gt;&quot;&quot;;[.AC$10]&gt;=[.$F34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7]=&quot;feito&quot;;[.$E34];0)+ORG.OPENOFFICE.STYLE(IF(AND([.AE37]&lt;&gt;&quot;feito&quot;;[.AE37]&lt;&gt;&quot;&quot;;[.AE$10]&gt;=[.$F34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38]=&quot;&quot;;&quot;&quot;;IF([.G38]=&quot;feito&quot;;[.E38];0))" table:style-name="ce59"/>
          <table:table-cell table:style-name="ce59"/>
          <table:table-cell office:value-type="string" table:content-validation-name="val1" table:style-name="ce66">
            <text:p>A FAZER</text:p>
          </table:table-cell>
          <table:table-cell office:value-type="percentage" office:value="0" table:formula="of:=IF([.K38]=&quot;feito&quot;;[.$E35];0)+ORG.OPENOFFICE.STYLE(IF(AND([.K38]&lt;&gt;&quot;feito&quot;;[.K38]&lt;&gt;&quot;&quot;;[.K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M38]=&quot;feito&quot;;[.$E35];0)+ORG.OPENOFFICE.STYLE(IF(AND([.M38]&lt;&gt;&quot;feito&quot;;[.M38]&lt;&gt;&quot;&quot;;[.M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O38]=&quot;feito&quot;;[.$E35];0)+ORG.OPENOFFICE.STYLE(IF(AND([.O38]&lt;&gt;&quot;feito&quot;;[.O38]&lt;&gt;&quot;&quot;;[.O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Q38]=&quot;feito&quot;;[.$E35];0)+ORG.OPENOFFICE.STYLE(IF(AND([.Q38]&lt;&gt;&quot;feito&quot;;[.Q38]&lt;&gt;&quot;&quot;;[.Q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S38]=&quot;feito&quot;;[.$E35];0)+ORG.OPENOFFICE.STYLE(IF(AND([.S38]&lt;&gt;&quot;feito&quot;;[.S38]&lt;&gt;&quot;&quot;;[.S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U38]=&quot;feito&quot;;[.$E35];0)+ORG.OPENOFFICE.STYLE(IF(AND([.U38]&lt;&gt;&quot;feito&quot;;[.U38]&lt;&gt;&quot;&quot;;[.U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W38]=&quot;feito&quot;;[.$E35];0)+ORG.OPENOFFICE.STYLE(IF(AND([.W38]&lt;&gt;&quot;feito&quot;;[.W38]&lt;&gt;&quot;&quot;;[.W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Y38]=&quot;feito&quot;;[.$E35];0)+ORG.OPENOFFICE.STYLE(IF(AND([.Y38]&lt;&gt;&quot;feito&quot;;[.Y38]&lt;&gt;&quot;&quot;;[.Y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A38]=&quot;feito&quot;;[.$E35];0)+ORG.OPENOFFICE.STYLE(IF(AND([.AA38]&lt;&gt;&quot;feito&quot;;[.AA38]&lt;&gt;&quot;&quot;;[.AA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C38]=&quot;feito&quot;;[.$E35];0)+ORG.OPENOFFICE.STYLE(IF(AND([.AC38]&lt;&gt;&quot;feito&quot;;[.AC38]&lt;&gt;&quot;&quot;;[.AC$10]&gt;=[.$F35]);&quot;atrazo&quot;;&quot;ok&quot;))" table:style-name="ce68">
            <text:p>#NOME?</text:p>
          </table:table-cell>
          <table:table-cell table:content-validation-name="val1" table:style-name="ce66"/>
          <table:table-cell office:value-type="percentage" office:value="0" table:formula="of:=IF([.AE38]=&quot;feito&quot;;[.$E35];0)+ORG.OPENOFFICE.STYLE(IF(AND([.AE38]&lt;&gt;&quot;feito&quot;;[.AE38]&lt;&gt;&quot;&quot;;[.AE$10]&gt;=[.$F35]);&quot;atrazo&quot;;&quot;ok&quot;))" table:style-name="ce68">
            <text:p>#NOME?</text:p>
          </table:table-cell>
          <table:table-cell table:number-columns-repeated="1635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39]=&quot;&quot;;&quot;&quot;;IF([.G39]=&quot;feito&quot;;[.E39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0]=&quot;&quot;;&quot;&quot;;IF([.G40]=&quot;feito&quot;;[.E40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1]=&quot;&quot;;&quot;&quot;;IF([.G41]=&quot;feito&quot;;[.E41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2]=&quot;&quot;;&quot;&quot;;IF([.G42]=&quot;feito&quot;;[.E42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3]=&quot;&quot;;&quot;&quot;;IF([.G43]=&quot;feito&quot;;[.E43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4]=&quot;&quot;;&quot;&quot;;IF([.G44]=&quot;feito&quot;;[.E44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5]=&quot;&quot;;&quot;&quot;;IF([.G45]=&quot;feito&quot;;[.E45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6]=&quot;&quot;;&quot;&quot;;IF([.G46]=&quot;feito&quot;;[.E46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7]=&quot;&quot;;&quot;&quot;;IF([.G47]=&quot;feito&quot;;[.E47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/>
          <table:table-cell table:style-name="ce77"/>
          <table:table-cell table:style-name="ce78"/>
          <table:table-cell table:style-name="ce74"/>
          <table:table-cell table:number-columns-repeated="2" table:style-name="ce78"/>
          <table:table-cell table:number-columns-repeated="2" table:style-name="ce79"/>
          <table:table-cell office:value-type="string" office:string-value="" table:formula="of:=IF([.G48]=&quot;&quot;;&quot;&quot;;IF([.G48]=&quot;feito&quot;;[.E48];0))" table:style-name="ce59"/>
          <table:table-cell table:style-name="ce59"/>
          <table:table-cell table:number-columns-repeated="1012" table:style-name="ce45"/>
          <table:table-cell table:number-columns-repeated="15362"/>
        </table:table-row>
        <table:table-row table:style-name="ro5">
          <table:table-cell table:number-columns-repeated="6"/>
          <table:table-cell table:number-columns-repeated="2" table:style-name="ce79"/>
          <table:table-cell office:value-type="string" office:string-value="" table:formula="of:=IF([.G49]=&quot;&quot;;&quot;&quot;;IF([.G49]=&quot;feito&quot;;[.E49];0))" table:style-name="ce59"/>
          <table:table-cell table:number-columns-repeated="16375"/>
        </table:table-row>
        <table:table-row table:style-name="ro5">
          <table:table-cell table:number-columns-repeated="6"/>
          <table:table-cell table:number-columns-repeated="2" table:style-name="ce79"/>
          <table:table-cell office:value-type="string" office:string-value="" table:formula="of:=IF([.G50]=&quot;&quot;;&quot;&quot;;IF([.G50]=&quot;feito&quot;;[.E50];0))" table:style-name="ce59"/>
          <table:table-cell table:number-columns-repeated="16375"/>
        </table:table-row>
        <table:table-row table:number-rows-repeated="10" table:style-name="ro5">
          <table:table-cell table:number-columns-repeated="6"/>
          <table:table-cell table:number-columns-repeated="2" table:style-name="ce79"/>
          <table:table-cell table:number-columns-repeated="2" table:style-name="ce59"/>
          <table:table-cell table:number-columns-repeated="16374"/>
        </table:table-row>
        <table:table-row table:number-rows-repeated="3" table:style-name="ro5">
          <table:table-cell table:number-columns-repeated="6"/>
          <table:table-cell table:number-columns-repeated="2" table:style-name="ce45"/>
          <table:table-cell table:number-columns-repeated="2" table:style-name="ce59"/>
          <table:table-cell table:number-columns-repeated="16374"/>
        </table:table-row>
        <table:table-row table:number-rows-repeated="1048513" table:style-name="ro13">
          <table:table-cell table:number-columns-repeated="16384"/>
        </table:table-row>
      </table:table>
      <table:table table:name="TEP" table:style-name="ta2"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ce44"/>
        <table:table-column table:style-name="co31" table:default-cell-style-name="ce44"/>
        <table:table-column table:style-name="co32" table:default-cell-style-name="ce44"/>
        <table:table-column table:style-name="co12" table:number-columns-repeated="1018" table:default-cell-style-name="ce44"/>
        <table:table-column table:style-name="co13" table:number-columns-repeated="15360" table:default-cell-style-name="ce1"/>
        <table:table-row table:style-name="ro14">
          <table:table-cell table:style-name="ce90"/>
          <table:table-cell office:value-type="string" table:style-name="ce91">
            <text:p>TERMO DE ENCERRAMENTO DO PROJETO</text:p>
          </table:table-cell>
          <table:table-cell table:number-columns-repeated="2" table:style-name="ce91"/>
          <table:table-cell table:style-name="ce92"/>
          <table:table-cell table:style-name="ce90"/>
          <table:table-cell table:number-columns-repeated="16378"/>
        </table:table-row>
        <table:table-row table:style-name="ro3">
          <table:table-cell table:number-columns-repeated="6" table:style-name="ce93"/>
          <table:table-cell table:number-columns-repeated="16378"/>
        </table:table-row>
        <table:table-row table:style-name="ro3">
          <table:table-cell table:style-name="ce93"/>
          <table:table-cell office:value-type="string" table:style-name="ce94">
            <text:p>1. Decisão de encerramento</text:p>
          </table:table-cell>
          <table:table-cell table:number-columns-repeated="2" table:style-name="ce95"/>
          <table:table-cell office:value-type="string" table:style-name="ce94">
            <text:p>2. Data de Encerramento</text:p>
          </table:table-cell>
          <table:table-cell table:style-name="ce93"/>
          <table:table-cell table:number-columns-repeated="16378"/>
        </table:table-row>
        <table:table-row table:style-name="ro3">
          <table:table-cell table:style-name="ce93"/>
          <table:table-cell office:value-type="string" table:number-columns-spanned="2" table:number-rows-spanned="1" table:content-validation-name="val2" table:style-name="ce96">
            <text:p>Projeto encerrado com ressalvas</text:p>
          </table:table-cell>
          <table:covered-table-cell/>
          <table:table-cell table:style-name="ce95"/>
          <table:table-cell office:value-type="date" office:date-value="2016-12-08T00:00:00" table:style-name="ce98">
            <text:p>08/12/2016</text:p>
          </table:table-cell>
          <table:table-cell table:style-name="ce93"/>
          <table:table-cell table:number-columns-repeated="16378"/>
        </table:table-row>
        <table:table-row table:style-name="ro3">
          <table:table-cell table:style-name="ce93"/>
          <table:table-cell table:number-columns-repeated="4" table:style-name="ce95"/>
          <table:table-cell table:style-name="ce93"/>
          <table:table-cell table:number-columns-repeated="16378"/>
        </table:table-row>
        <table:table-row table:style-name="ro3">
          <table:table-cell table:style-name="ce93"/>
          <table:table-cell office:value-type="string" table:style-name="ce94">
            <text:p>3. Justificativa</text:p>
          </table:table-cell>
          <table:table-cell table:number-columns-repeated="3" table:style-name="ce95"/>
          <table:table-cell table:style-name="ce93"/>
          <table:table-cell table:number-columns-repeated="16378"/>
        </table:table-row>
        <table:table-row table:style-name="ro15">
          <table:table-cell table:style-name="ce93"/>
          <table:table-cell office:value-type="string" table:number-columns-spanned="4" table:number-rows-spanned="1" table:style-name="ce99">
            <text:p>O projeto foi encerrado pois o mesmo era destinado a disciplina de análise, projeto e implementação de sistemas II e o mesmo está sendo concluida. Porém o projeto possivelmente será refinado e implementado para pôr no mercado.</text:p>
          </table:table-cell>
          <table:covered-table-cell table:number-columns-repeated="3"/>
          <table:table-cell table:style-name="ce93"/>
          <table:table-cell table:number-columns-repeated="16378"/>
        </table:table-row>
        <table:table-row table:style-name="ro3">
          <table:table-cell table:style-name="ce93"/>
          <table:table-cell table:number-columns-repeated="4" table:style-name="ce95"/>
          <table:table-cell table:style-name="ce93"/>
          <table:table-cell table:number-columns-repeated="16378"/>
        </table:table-row>
        <table:table-row table:style-name="ro3">
          <table:table-cell table:style-name="ce93"/>
          <table:table-cell office:value-type="string" table:style-name="ce94">
            <text:p>4. Aprovação</text:p>
          </table:table-cell>
          <table:table-cell table:number-columns-repeated="3" table:style-name="ce95"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office:value-type="string" table:number-columns-spanned="2" table:number-rows-spanned="1" table:content-validation-name="val3" table:style-name="ce96">
            <text:p>Em análise</text:p>
          </table:table-cell>
          <table:covered-table-cell/>
          <table:table-cell table:number-columns-repeated="3" table:style-name="ce93"/>
          <table:table-cell table:number-columns-repeated="16378"/>
        </table:table-row>
        <table:table-row table:style-name="ro5">
          <table:table-cell table:number-columns-repeated="6" table:style-name="ce93"/>
          <table:table-cell table:number-columns-repeated="16378"/>
        </table:table-row>
        <table:table-row table:style-name="ro3">
          <table:table-cell table:style-name="ce93"/>
          <table:table-cell office:value-type="string" table:style-name="ce94">
            <text:p>5. Lições Aprendidas</text:p>
          </table:table-cell>
          <table:table-cell table:number-columns-repeated="4" table:style-name="ce93"/>
          <table:table-cell table:number-columns-repeated="16378"/>
        </table:table-row>
        <table:table-row table:style-name="ro5">
          <table:table-cell table:style-name="ce93"/>
          <table:table-cell office:value-type="string" table:number-columns-spanned="2" table:number-rows-spanned="1" table:style-name="ce97">
            <text:p>Descrição</text:p>
          </table:table-cell>
          <table:covered-table-cell/>
          <table:table-cell office:value-type="string" table:number-columns-spanned="2" table:number-rows-spanned="1" table:style-name="ce97">
            <text:p>Impacto</text:p>
          </table:table-cell>
          <table:covered-table-cell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office:value-type="string" table:number-columns-spanned="2" table:number-rows-spanned="1" table:style-name="ce96">
            <text:p>Análisar melhor os riscos do projeto.</text:p>
          </table:table-cell>
          <table:covered-table-cell/>
          <table:table-cell office:value-type="string" table:number-columns-spanned="2" table:number-rows-spanned="1" table:style-name="ce96">
            <text:p>Grande</text:p>
          </table:table-cell>
          <table:covered-table-cell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office:value-type="string" table:number-columns-spanned="2" table:number-rows-spanned="1" table:style-name="ce96">
            <text:p>Estudar melhor as formas de se chegar ao objetivo.</text:p>
          </table:table-cell>
          <table:covered-table-cell/>
          <table:table-cell office:value-type="string" table:number-columns-spanned="2" table:number-rows-spanned="1" table:style-name="ce96">
            <text:p>Grande</text:p>
          </table:table-cell>
          <table:covered-table-cell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office:value-type="string" table:number-columns-spanned="2" table:number-rows-spanned="1" table:style-name="ce96">
            <text:p>Análisar a viabilidade das ferramnetas utilizadas.</text:p>
          </table:table-cell>
          <table:covered-table-cell/>
          <table:table-cell office:value-type="string" table:number-columns-spanned="2" table:number-rows-spanned="1" table:style-name="ce96">
            <text:p>Grande</text:p>
          </table:table-cell>
          <table:covered-table-cell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table:number-columns-spanned="2" table:number-rows-spanned="1" table:style-name="ce96"/>
          <table:covered-table-cell/>
          <table:table-cell table:number-columns-spanned="2" table:number-rows-spanned="1" table:style-name="ce96"/>
          <table:covered-table-cell/>
          <table:table-cell table:style-name="ce93"/>
          <table:table-cell table:number-columns-repeated="16378"/>
        </table:table-row>
        <table:table-row table:style-name="ro5">
          <table:table-cell table:style-name="ce93"/>
          <table:table-cell table:number-columns-spanned="2" table:number-rows-spanned="1" table:style-name="ce96"/>
          <table:covered-table-cell/>
          <table:table-cell table:number-columns-spanned="2" table:number-rows-spanned="1" table:style-name="ce96"/>
          <table:covered-table-cell/>
          <table:table-cell table:style-name="ce93"/>
          <table:table-cell table:number-columns-repeated="16378"/>
        </table:table-row>
        <table:table-row table:number-rows-repeated="2" table:style-name="ro5">
          <table:table-cell table:number-columns-repeated="6" table:style-name="ce93"/>
          <table:table-cell table:number-columns-repeated="16378"/>
        </table:table-row>
        <table:table-row table:number-rows-repeated="1048556" table:style-name="ro5">
          <table:table-cell table:number-columns-repeated="16384"/>
        </table:table-row>
      </table:table>
      <table:database-ranges>
        <table:database-range table:target-range-address="TAP.B22:TAP.D2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legreya Sans" svg:font-family="&quot;Alegreya Sans&quot;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date-style style:name="N36" number:language="pt" number:country="BR">
      <number:month number:textual="true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atrazo" style:family="table-cell" style:data-style-name="N13">
      <style:table-cell-properties fo:border="thin solid #9BBB59" style:vertical-align="automatic" fo:background-color="#FFCCCC"/>
    </style:style>
    <style:style style:name="ConditionalStyle_10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k" style:family="table-cell" style:data-style-name="N13">
      <style:table-cell-properties fo:border="thin solid #9BBB59" style:vertical-align="automatic" fo:background-color="#EBF1D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bio Zimmermann</meta:initial-creator>
    <dc:creator>Isaac Teixeira</dc:creator>
    <meta:creation-date>2008-08-26T17:41:24Z</meta:creation-date>
    <dc:date>2016-12-08T01:59:11Z</dc:date>
    <meta:print-date>2014-03-27T12:12:07Z</meta:print-date>
    <meta:editing-cycles>101</meta:editing-cycles>
    <meta:editing-duration>PT440240S</meta:editing-duration>
    <meta:user-defined meta:name="AppVersion">15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